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2.907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378cm"/>
    </style:style>
    <style:style style:name="co6" style:family="table-column">
      <style:table-column-properties fo:break-before="auto" style:column-width="2.3cm"/>
    </style:style>
    <style:style style:name="co7" style:family="table-column">
      <style:table-column-properties fo:break-before="auto" style:column-width="2.653cm"/>
    </style:style>
    <style:style style:name="co8" style:family="table-column">
      <style:table-column-properties fo:break-before="auto" style:column-width="2.902cm"/>
    </style:style>
    <style:style style:name="co9" style:family="table-column">
      <style:table-column-properties fo:break-before="auto" style:column-width="4.069cm"/>
    </style:style>
    <style:style style:name="co10" style:family="table-column">
      <style:table-column-properties fo:break-before="auto" style:column-width="2.658cm"/>
    </style:style>
    <style:style style:name="co11" style:family="table-column">
      <style:table-column-properties fo:break-before="auto" style:column-width="2.798cm"/>
    </style:style>
    <style:style style:name="co12" style:family="table-column">
      <style:table-column-properties fo:break-before="auto" style:column-width="3.184cm"/>
    </style:style>
    <style:style style:name="co13" style:family="table-column">
      <style:table-column-properties fo:break-before="auto" style:column-width="2.992cm"/>
    </style:style>
    <style:style style:name="co14" style:family="table-column">
      <style:table-column-properties fo:break-before="auto" style:column-width="3.655cm"/>
    </style:style>
    <style:style style:name="co15" style:family="table-column">
      <style:table-column-properties fo:break-before="auto" style:column-width="2.604cm"/>
    </style:style>
    <style:style style:name="co16" style:family="table-column">
      <style:table-column-properties fo:break-before="auto" style:column-width="2.549cm"/>
    </style:style>
    <style:style style:name="co17" style:family="table-column">
      <style:table-column-properties fo:break-before="auto" style:column-width="1.912cm"/>
    </style:style>
    <style:style style:name="co18" style:family="table-column">
      <style:table-column-properties fo:break-before="auto" style:column-width="2.051cm"/>
    </style:style>
    <style:style style:name="co19" style:family="table-column">
      <style:table-column-properties fo:break-before="auto" style:column-width="3.738cm"/>
    </style:style>
    <style:style style:name="co20" style:family="table-column">
      <style:table-column-properties fo:break-before="auto" style:column-width="3.1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6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18"/>
    <style:style style:name="ce6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8"/>
    <style:style style:name="ce8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1_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Messreihe</text:p>
          </table:table-cell>
          <table:table-cell table:style-name="Default" office:value-type="string">
            <text:p>U (Durchschnitt)</text:p>
          </table:table-cell>
          <table:table-cell table:style-name="Default" office:value-type="string">
            <text:p>n (Durchschnitt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.64">
            <text:p>52,64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46">
            <text:p>100,46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0.3">
            <text:p>150,3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9.72">
            <text:p>199,72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9.48">
            <text:p>249,48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8.4">
            <text:p>278,4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0.94">
            <text:p>290,94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4.72">
            <text:p>294,72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9.32">
            <text:p>299,32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1.48">
            <text:p>291,48</text:p>
          </table:table-cell>
          <table:table-cell office:value-type="float" office:value="192.64">
            <text:p>192,6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9.06">
            <text:p>309,06</text:p>
          </table:table-cell>
          <table:table-cell office:value-type="float" office:value="251.56">
            <text:p>251,5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4.1">
            <text:p>314,10</text:p>
          </table:table-cell>
          <table:table-cell office:value-type="float" office:value="259.4">
            <text:p>259,4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1.32">
            <text:p>321,32</text:p>
          </table:table-cell>
          <table:table-cell office:value-type="float" office:value="262.64">
            <text:p>262,6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9.24">
            <text:p>329,24</text:p>
          </table:table-cell>
          <table:table-cell office:value-type="float" office:value="262.52">
            <text:p>262,5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41.62">
            <text:p>341,62</text:p>
          </table:table-cell>
          <table:table-cell office:value-type="float" office:value="266.48">
            <text:p>266,4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48.94">
            <text:p>348,94</text:p>
          </table:table-cell>
          <table:table-cell office:value-type="float" office:value="263.6">
            <text:p>263,6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62.9">
            <text:p>362,90</text:p>
          </table:table-cell>
          <table:table-cell office:value-type="float" office:value="270">
            <text:p>270,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4.34">
            <text:p>374,34</text:p>
          </table:table-cell>
          <table:table-cell office:value-type="float" office:value="272.4">
            <text:p>272,4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74.92">
            <text:p>374,92</text:p>
          </table:table-cell>
          <table:table-cell office:value-type="float" office:value="273.52">
            <text:p>273,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4.637254902">
            <text:p>374,64</text:p>
          </table:table-cell>
          <table:table-cell office:value-type="float" office:value="274.5098039216">
            <text:p>274,5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82.0397196262">
            <text:p>382,04</text:p>
          </table:table-cell>
          <table:table-cell office:value-type="float" office:value="275.7476635514">
            <text:p>275,7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94.9906542056">
            <text:p>394,99</text:p>
          </table:table-cell>
          <table:table-cell office:value-type="float" office:value="270.5607476636">
            <text:p>270,5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04.75">
            <text:p>404,75</text:p>
          </table:table-cell>
          <table:table-cell office:value-type="float" office:value="278.2">
            <text:p>278,2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17.175">
            <text:p>417,18</text:p>
          </table:table-cell>
          <table:table-cell office:value-type="float" office:value="282.5">
            <text:p>282,5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40.025">
            <text:p>440,03</text:p>
          </table:table-cell>
          <table:table-cell office:value-type="float" office:value="276.1">
            <text:p>276,1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0.48">
            <text:p>450,48</text:p>
          </table:table-cell>
          <table:table-cell office:value-type="float" office:value="268.1">
            <text:p>268,1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0.53">
            <text:p>450,53</text:p>
          </table:table-cell>
          <table:table-cell office:value-type="float" office:value="275.6">
            <text:p>275,6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61.31">
            <text:p>461,31</text:p>
          </table:table-cell>
          <table:table-cell office:value-type="float" office:value="275.1">
            <text:p>275,1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91.1805555556">
            <text:p>491,18</text:p>
          </table:table-cell>
          <table:table-cell office:value-type="float" office:value="282.6851851852">
            <text:p>282,6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7.4607843137">
            <text:p>507,46</text:p>
          </table:table-cell>
          <table:table-cell office:value-type="float" office:value="277.6470588235">
            <text:p>277,6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19.06">
            <text:p>519,06</text:p>
          </table:table-cell>
          <table:table-cell office:value-type="float" office:value="282.4">
            <text:p>282,40</text:p>
          </table:table-cell>
        </table:table-row>
      </table:table>
      <table:table table:name="1_2" table:style-name="ta1">
        <table:table-column table:style-name="co4" table:number-columns-repeated="2" table:default-cell-style-name="Default"/>
        <table:table-row table:style-name="ro1">
          <table:table-cell office:value-type="string">
            <text:p>Nullrate: </text:p>
          </table:table-cell>
          <table:table-cell office:value-type="float" office:value="0.0625">
            <text:p>0,0625</text:p>
          </table:table-cell>
        </table:table-row>
      </table:table>
      <table:table table:name="1_3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>
            <text:p>Probe</text:p>
          </table:table-cell>
          <table:table-cell table:style-name="ce2" office:value-type="string">
            <text:p>Zahl der Ereignisse</text:p>
          </table:table-cell>
          <table:table-cell table:style-name="ce2" office:value-type="string">
            <text:p>Messzeit [s]</text:p>
          </table:table-cell>
          <table:table-cell/>
          <table:table-cell office:value-type="string">
            <text:p>Totzeit </text:p>
          </table:table-cell>
        </table:table-row>
        <table:table-row table:style-name="ro1">
          <table:table-cell office:value-type="string">
            <text:p>1 und 2</text:p>
          </table:table-cell>
          <table:table-cell office:value-type="float" office:value="26774">
            <text:p>26774</text:p>
          </table:table-cell>
          <table:table-cell office:value-type="float" office:value="120">
            <text:p>120</text:p>
          </table:table-cell>
          <table:table-cell/>
          <table:table-cell table:formula="of:=([.C2]/[.B2])*(1-SQRT(1-([.B3]+[.B4]-[.B2])*([.B2]/([.B3]*[.B4]))))" office:value-type="float" office:value="0.00325906713352639">
            <text:p>0,0032590671</text:p>
          </table:table-cell>
        </table:table-row>
        <table:table-row table:style-name="ro1">
          <table:table-cell office:value-type="string">
            <text:p>Nur 1</text:p>
          </table:table-cell>
          <table:table-cell office:value-type="float" office:value="23863">
            <text:p>23863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string">
            <text:p>Nur 2</text:p>
          </table:table-cell>
          <table:table-cell office:value-type="float" office:value="16627">
            <text:p>16627</text:p>
          </table:table-cell>
          <table:table-cell office:value-type="float" office:value="120">
            <text:p>120</text:p>
          </table:table-cell>
          <table:table-cell table:number-columns-repeated="2"/>
        </table:table-row>
      </table:table>
      <table:table table:name="1_4" table:style-name="ta1">
        <table:table-column table:style-name="co7" table:default-cell-style-name="Default"/>
        <table:table-column table:style-name="co8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Abstand d</text:p>
          </table:table-cell>
          <table:table-cell office:value-type="string">
            <text:p>n (Durchschnitt)</text:p>
          </table:table-cell>
          <table:table-cell office:value-type="string">
            <text:p>n (Standardabweichung) <text:s/></text:p>
          </table:table-cell>
          <table:table-cell table:number-columns-repeated="3"/>
        </table:table-row>
        <table:table-row table:style-name="ro1">
          <table:table-cell office:value-type="float" office:value="3.4">
            <text:p>3,4</text:p>
          </table:table-cell>
          <table:table-cell office:value-type="float" office:value="16.6979439114664">
            <text:p>16,6979439115</text:p>
          </table:table-cell>
          <table:table-cell office:value-type="float" office:value="5.67422553331821">
            <text:p>5,6742255333</text:p>
          </table:table-cell>
          <table:table-cell table:number-columns-repeated="3"/>
        </table:table-row>
        <table:table-row table:style-name="ro1">
          <table:table-cell office:value-type="float" office:value="4.4">
            <text:p>4,4</text:p>
          </table:table-cell>
          <table:table-cell office:value-type="float" office:value="9.97819187861146">
            <text:p>9,9781918786</text:p>
          </table:table-cell>
          <table:table-cell office:value-type="float" office:value="3.02620331693267">
            <text:p>3,0262033169</text:p>
          </table:table-cell>
          <table:table-cell table:number-columns-repeated="3"/>
        </table:table-row>
        <table:table-row table:style-name="ro1">
          <table:table-cell office:value-type="float" office:value="5.4">
            <text:p>5,4</text:p>
          </table:table-cell>
          <table:table-cell office:value-type="float" office:value="6.73268059436326">
            <text:p>6,7326805944</text:p>
          </table:table-cell>
          <table:table-cell office:value-type="float" office:value="2.3786060256993">
            <text:p>2,3786060257</text:p>
          </table:table-cell>
          <table:table-cell table:number-columns-repeated="3"/>
        </table:table-row>
        <table:table-row table:style-name="ro1">
          <table:table-cell office:value-type="float" office:value="6.4">
            <text:p>6,4</text:p>
          </table:table-cell>
          <table:table-cell office:value-type="float" office:value="4.82292251831576">
            <text:p>4,8229225183</text:p>
          </table:table-cell>
          <table:table-cell office:value-type="float" office:value="2.61582487491623">
            <text:p>2,6158248749</text:p>
          </table:table-cell>
          <table:table-cell table:number-columns-repeated="3"/>
        </table:table-row>
        <table:table-row table:style-name="ro1">
          <table:table-cell office:value-type="float" office:value="7.4">
            <text:p>7,4</text:p>
          </table:table-cell>
          <table:table-cell office:value-type="float" office:value="4.12902843755216">
            <text:p>4,1290284376</text:p>
          </table:table-cell>
          <table:table-cell office:value-type="float" office:value="2.43279380419678">
            <text:p>2,4327938042</text:p>
          </table:table-cell>
          <table:table-cell table:number-columns-repeated="3"/>
        </table:table-row>
        <table:table-row table:style-name="ro1">
          <table:table-cell office:value-type="float" office:value="8.4">
            <text:p>8,4</text:p>
          </table:table-cell>
          <table:table-cell office:value-type="float" office:value="2.76172225762824">
            <text:p>2,7617222576</text:p>
          </table:table-cell>
          <table:table-cell office:value-type="float" office:value="2.09908151432985">
            <text:p>2,0990815143</text:p>
          </table:table-cell>
          <table:table-cell table:number-columns-repeated="3"/>
        </table:table-row>
        <table:table-row table:style-name="ro1">
          <table:table-cell office:value-type="float" office:value="9.4">
            <text:p>9,4</text:p>
          </table:table-cell>
          <table:table-cell office:value-type="float" office:value="2.45092684928897">
            <text:p>2,4509268493</text:p>
          </table:table-cell>
          <table:table-cell office:value-type="float" office:value="1.67241727434059">
            <text:p>1,6724172743</text:p>
          </table:table-cell>
          <table:table-cell table:number-columns-repeated="3"/>
        </table:table-row>
        <table:table-row table:style-name="ro1">
          <table:table-cell office:value-type="float" office:value="10.4">
            <text:p>10,4</text:p>
          </table:table-cell>
          <table:table-cell office:value-type="float" office:value="2.0319964726659">
            <text:p>2,0319964727</text:p>
          </table:table-cell>
          <table:table-cell office:value-type="float" office:value="1.46253219585611">
            <text:p>1,4625321959</text:p>
          </table:table-cell>
          <table:table-cell table:number-columns-repeated="3"/>
        </table:table-row>
        <table:table-row table:style-name="ro1">
          <table:table-cell office:value-type="float" office:value="15.4">
            <text:p>15,4</text:p>
          </table:table-cell>
          <table:table-cell office:value-type="float" office:value="1.00746700180249">
            <text:p>1,0074670018</text:p>
          </table:table-cell>
          <table:table-cell office:value-type="float" office:value="1.16535588784845">
            <text:p>1,1653558878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formula="of:=LN([.A2])" office:value-type="float" office:value="1.22377543162212">
            <text:p>1,2237754316</text:p>
          </table:table-cell>
          <table:table-cell table:formula="of:=LN([.B2])" office:value-type="float" office:value="2.81528559276907">
            <text:p>2,8152855928</text:p>
          </table:table-cell>
          <table:table-cell table:formula="of:=LN([.C2])" office:value-type="float" office:value="1.73593408415473">
            <text:p>1,7359340842</text:p>
          </table:table-cell>
          <table:table-cell/>
          <table:table-cell office:value-type="string">
            <text:p>m</text:p>
          </table:table-cell>
          <table:table-cell table:formula="of:=SLOPE([.B16:.B24];[.A16:.A24])" office:value-type="float" office:value="-1.85748686164489">
            <text:p>-1,8574868616</text:p>
          </table:table-cell>
        </table:table-row>
        <table:table-row table:style-name="ro1">
          <table:table-cell table:formula="of:=LN([.A3])" office:value-type="float" office:value="1.48160454092422">
            <text:p>1,4816045409</text:p>
          </table:table-cell>
          <table:table-cell table:formula="of:=LN([.B3])" office:value-type="float" office:value="2.30040189942146">
            <text:p>2,3004018994</text:p>
          </table:table-cell>
          <table:table-cell table:formula="of:=LN([.C3])" office:value-type="float" office:value="1.1073088031066">
            <text:p>1,1073088031</text:p>
          </table:table-cell>
          <table:table-cell/>
          <table:table-cell office:value-type="string">
            <text:p>c</text:p>
          </table:table-cell>
          <table:table-cell table:formula="of:=INTERCEPT([.B16:.B24];[.A16:.A24])" office:value-type="float" office:value="5.05672021630933">
            <text:p>5,0567202163</text:p>
          </table:table-cell>
        </table:table-row>
        <table:table-row table:style-name="ro1">
          <table:table-cell table:formula="of:=LN([.A4])" office:value-type="float" office:value="1.68639895357023">
            <text:p>1,6863989536</text:p>
          </table:table-cell>
          <table:table-cell table:formula="of:=LN([.B4])" office:value-type="float" office:value="1.90697336960873">
            <text:p>1,9069733696</text:p>
          </table:table-cell>
          <table:table-cell table:formula="of:=LN([.C4])" office:value-type="float" office:value="0.866514612604402">
            <text:p>0,8665146126</text:p>
          </table:table-cell>
          <table:table-cell table:number-columns-repeated="3"/>
        </table:table-row>
        <table:table-row table:style-name="ro1">
          <table:table-cell table:formula="of:=LN([.A5])" office:value-type="float" office:value="1.85629799036563">
            <text:p>1,8562979904</text:p>
          </table:table-cell>
          <table:table-cell table:formula="of:=LN([.B5])" office:value-type="float" office:value="1.57338007591855">
            <text:p>1,5733800759</text:p>
          </table:table-cell>
          <table:table-cell table:formula="of:=LN([.C5])" office:value-type="float" office:value="0.961579487514752">
            <text:p>0,9615794875</text:p>
          </table:table-cell>
          <table:table-cell table:number-columns-repeated="2"/>
          <table:table-cell table:formula="of:= EXP([.F17])" office:value-type="float" office:value="157.074500191337">
            <text:p>157,0745001913</text:p>
          </table:table-cell>
        </table:table-row>
        <table:table-row table:style-name="ro1">
          <table:table-cell table:formula="of:=LN([.A6])" office:value-type="float" office:value="2.00148000021012">
            <text:p>2,0014800002</text:p>
          </table:table-cell>
          <table:table-cell table:formula="of:=LN([.B6])" office:value-type="float" office:value="1.41804213415371">
            <text:p>1,4180421342</text:p>
          </table:table-cell>
          <table:table-cell table:formula="of:=LN([.C6])" office:value-type="float" office:value="0.889040310599075">
            <text:p>0,8890403106</text:p>
          </table:table-cell>
          <table:table-cell table:number-columns-repeated="3"/>
        </table:table-row>
        <table:table-row table:style-name="ro1">
          <table:table-cell table:formula="of:=LN([.A7])" office:value-type="float" office:value="2.12823170584927">
            <text:p>2,1282317058</text:p>
          </table:table-cell>
          <table:table-cell table:formula="of:=LN([.B7])" office:value-type="float" office:value="1.01585449150507">
            <text:p>1,0158544915</text:p>
          </table:table-cell>
          <table:table-cell table:formula="of:=LN([.C7])" office:value-type="float" office:value="0.741499874924772">
            <text:p>0,7414998749</text:p>
          </table:table-cell>
          <table:table-cell table:number-columns-repeated="3"/>
        </table:table-row>
        <table:table-row table:style-name="ro1">
          <table:table-cell table:formula="of:=LN([.A8])" office:value-type="float" office:value="2.24070968927596">
            <text:p>2,2407096893</text:p>
          </table:table-cell>
          <table:table-cell table:formula="of:=LN([.B8])" office:value-type="float" office:value="0.896466258849259">
            <text:p>0,8964662588</text:p>
          </table:table-cell>
          <table:table-cell table:formula="of:=LN([.C8])" office:value-type="float" office:value="0.514270049519274">
            <text:p>0,5142700495</text:p>
          </table:table-cell>
          <table:table-cell table:number-columns-repeated="3"/>
        </table:table-row>
        <table:table-row table:style-name="ro1">
          <table:table-cell table:formula="of:=LN([.A9])" office:value-type="float" office:value="2.34180580614733">
            <text:p>2,3418058061</text:p>
          </table:table-cell>
          <table:table-cell table:formula="of:=LN([.B9])" office:value-type="float" office:value="0.709018793821963">
            <text:p>0,7090187938</text:p>
          </table:table-cell>
          <table:table-cell table:formula="of:=LN([.C9])" office:value-type="float" office:value="0.380169314142152">
            <text:p>0,3801693141</text:p>
          </table:table-cell>
          <table:table-cell table:number-columns-repeated="3"/>
        </table:table-row>
        <table:table-row table:style-name="ro1">
          <table:table-cell table:formula="of:=LN([.A10])" office:value-type="float" office:value="2.73436750941958">
            <text:p>2,7343675094</text:p>
          </table:table-cell>
          <table:table-cell table:formula="of:=LN([.B10])" office:value-type="float" office:value="0.00743926174896465">
            <text:p>0,0074392617</text:p>
          </table:table-cell>
          <table:table-cell table:formula="of:=LN([.C10])" office:value-type="float" office:value="0.153026523498909">
            <text:p>0,1530265235</text:p>
          </table:table-cell>
          <table:table-cell table:number-columns-repeated="3"/>
        </table:table-row>
      </table:table>
      <table:table table:name="2_Totzeit" table:style-name="ta1">
        <table:table-column table:style-name="co4" table:number-columns-repeated="5" table:default-cell-style-name="Default"/>
        <table:table-row table:style-name="ro1">
          <table:table-cell/>
          <table:table-cell office:value-type="string">
            <text:p>N</text:p>
          </table:table-cell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898">
            <text:p>30898</text:p>
          </table:table-cell>
          <table:table-cell office:value-type="float" office:value="120">
            <text:p>120</text:p>
          </table:table-cell>
          <table:table-cell/>
          <table:table-cell table:style-name="ce3" table:formula="of:=([.C2]/[.B3])*(1-SQRT(1-([.B4]+[.B2]-[.B3])*([.B3]/([.B4]*[.B2]))))" office:value-type="float" office:value="0">
            <text:p>Err:5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75">
            <text:p>22775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39">
            <text:p>8239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otzeit</text:p>
          </table:table-cell>
          <table:table-cell table:number-columns-repeated="2"/>
        </table:table-row>
      </table:table>
      <table:table table:name="2_Nulleffekt" table:style-name="ta1">
        <table:table-column table:style-name="co4" table:default-cell-style-name="Default"/>
        <table:table-row table:style-name="ro1">
          <table:table-cell/>
        </table:table-row>
      </table:table>
      <table:table table:name="2" table:style-name="ta1">
        <table:table-column table:style-name="co4" table:number-columns-repeated="4" table:default-cell-style-name="Default"/>
        <table:table-column table:style-name="co9" table:default-cell-style-name="Default"/>
        <table:table-column table:style-name="co4" table:number-columns-repeated="5" table:default-cell-style-name="Default"/>
        <table:table-row table:style-name="ro1">
          <table:table-cell table:style-name="ce2" office:value-type="string">
            <text:p>ohne Kappe</text:p>
          </table:table-cell>
          <table:table-cell table:number-columns-repeated="5"/>
          <table:table-cell table:style-name="ce2" office:value-type="string">
            <text:p>mit Kappe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Messreihe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</text:p>
          </table:table-cell>
          <table:table-cell table:style-name="ce1" office:value-type="string">
            <text:p>s_n</text:p>
          </table:table-cell>
          <table:table-cell office:value-type="string">
            <text:p>Anteil Gammastrahlung</text:p>
          </table:table-cell>
          <table:table-cell/>
          <table:table-cell office:value-type="string">
            <text:p>Messreihe</text:p>
          </table:table-cell>
          <table:table-cell office:value-type="string">
            <text:p>d [mm]</text:p>
          </table:table-cell>
          <table:table-cell office:value-type="string">
            <text:p>n</text:p>
          </table:table-cell>
          <table:table-cell office:value-type="string">
            <text:p>s_n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1">
            <text:p>1,00</text:p>
          </table:table-cell>
          <table:table-cell table:style-name="ce1" office:value-type="float" office:value="192.967371396741">
            <text:p>192,97</text:p>
          </table:table-cell>
          <table:table-cell table:style-name="ce1" office:value-type="float" office:value="14.2071594426948">
            <text:p>14,21</text:p>
          </table:table-cell>
          <table:table-cell table:formula="of:=[.J4]/[.D4]" office:value-type="float" office:value="0.0603539804686151">
            <text:p>0,0603539805</text:p>
          </table:table-cell>
          <table:table-cell/>
          <table:table-cell office:value-type="float" office:value="1">
            <text:p>1</text:p>
          </table:table-cell>
          <table:table-cell table:style-name="ce1" office:value-type="float" office:value="1">
            <text:p>1,00</text:p>
          </table:table-cell>
          <table:table-cell table:style-name="ce1" office:value-type="float" office:value="0.568154024134746">
            <text:p>0,57</text:p>
          </table:table-cell>
          <table:table-cell table:style-name="ce1" office:value-type="float" office:value="0.857458623518902">
            <text:p>0,8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2">
            <text:p>2,00</text:p>
          </table:table-cell>
          <table:table-cell table:style-name="ce1" office:value-type="float" office:value="187.510550024757">
            <text:p>187,51</text:p>
          </table:table-cell>
          <table:table-cell table:style-name="ce1" office:value-type="float" office:value="13.5034092246595">
            <text:p>13,50</text:p>
          </table:table-cell>
          <table:table-cell table:formula="of:=[.J5]/[.D5]" office:value-type="float" office:value="0.0527729928120744">
            <text:p>0,0527729928</text:p>
          </table:table-cell>
          <table:table-cell/>
          <table:table-cell office:value-type="float" office:value="2">
            <text:p>2</text:p>
          </table:table-cell>
          <table:table-cell table:style-name="ce1" office:value-type="float" office:value="2">
            <text:p>2,00</text:p>
          </table:table-cell>
          <table:table-cell table:style-name="ce1" office:value-type="float" office:value="0.388135522081014">
            <text:p>0,39</text:p>
          </table:table-cell>
          <table:table-cell table:style-name="ce1" office:value-type="float" office:value="0.712615317951455">
            <text:p>0,7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3">
            <text:p>3,00</text:p>
          </table:table-cell>
          <table:table-cell table:style-name="ce1" office:value-type="float" office:value="159.936918191216">
            <text:p>159,94</text:p>
          </table:table-cell>
          <table:table-cell table:style-name="ce1" office:value-type="float" office:value="11.2446023877678">
            <text:p>11,24</text:p>
          </table:table-cell>
          <table:table-cell table:formula="of:=[.J6]/[.D6]" office:value-type="float" office:value="0.0983554254049724">
            <text:p>0,0983554254</text:p>
          </table:table-cell>
          <table:table-cell/>
          <table:table-cell office:value-type="float" office:value="3">
            <text:p>3</text:p>
          </table:table-cell>
          <table:table-cell table:style-name="ce1" office:value-type="float" office:value="3">
            <text:p>3,00</text:p>
          </table:table-cell>
          <table:table-cell table:style-name="ce1" office:value-type="float" office:value="0.748184368817485">
            <text:p>0,75</text:p>
          </table:table-cell>
          <table:table-cell table:style-name="ce1" office:value-type="float" office:value="1.10596765135867">
            <text:p>1,1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4">
            <text:p>4,00</text:p>
          </table:table-cell>
          <table:table-cell table:style-name="ce1" office:value-type="float" office:value="137.147553292077">
            <text:p>137,15</text:p>
          </table:table-cell>
          <table:table-cell table:style-name="ce1" office:value-type="float" office:value="10.6810651971607">
            <text:p>10,68</text:p>
          </table:table-cell>
          <table:table-cell table:formula="of:=[.J7]/[.D7]" office:value-type="float" office:value="0.0945079648857097">
            <text:p>0,0945079649</text:p>
          </table:table-cell>
          <table:table-cell/>
          <table:table-cell office:value-type="float" office:value="4">
            <text:p>4</text:p>
          </table:table-cell>
          <table:table-cell table:style-name="ce1" office:value-type="float" office:value="4">
            <text:p>4,00</text:p>
          </table:table-cell>
          <table:table-cell table:style-name="ce1" office:value-type="float" office:value="0.748176966681385">
            <text:p>0,75</text:p>
          </table:table-cell>
          <table:table-cell table:style-name="ce1" office:value-type="float" office:value="1.00944573459524">
            <text:p>1,0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5">
            <text:p>5,00</text:p>
          </table:table-cell>
          <table:table-cell table:style-name="ce1" office:value-type="float" office:value="115.626680762993">
            <text:p>115,63</text:p>
          </table:table-cell>
          <table:table-cell table:style-name="ce1" office:value-type="float" office:value="9.92982094691619">
            <text:p>9,93</text:p>
          </table:table-cell>
          <table:table-cell table:formula="of:=[.J8]/[.D8]" office:value-type="float" office:value="0.0834989425243137">
            <text:p>0,0834989425</text:p>
          </table:table-cell>
          <table:table-cell/>
          <table:table-cell office:value-type="float" office:value="5">
            <text:p>5</text:p>
          </table:table-cell>
          <table:table-cell table:style-name="ce1" office:value-type="float" office:value="5">
            <text:p>5,00</text:p>
          </table:table-cell>
          <table:table-cell table:style-name="ce1" office:value-type="float" office:value="0.628156243888256">
            <text:p>0,63</text:p>
          </table:table-cell>
          <table:table-cell table:style-name="ce1" office:value-type="float" office:value="0.829129548523281">
            <text:p>0,8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6">
            <text:p>6,00</text:p>
          </table:table-cell>
          <table:table-cell table:style-name="ce1" office:value-type="float" office:value="102.077576836302">
            <text:p>102,08</text:p>
          </table:table-cell>
          <table:table-cell table:style-name="ce1" office:value-type="float" office:value="9.44527631319066">
            <text:p>9,45</text:p>
          </table:table-cell>
          <table:table-cell table:formula="of:=[.J9]/[.D9]" office:value-type="float" office:value="0.109686219162551">
            <text:p>0,1096862192</text:p>
          </table:table-cell>
          <table:table-cell/>
          <table:table-cell office:value-type="float" office:value="6">
            <text:p>6</text:p>
          </table:table-cell>
          <table:table-cell table:style-name="ce1" office:value-type="float" office:value="6">
            <text:p>6,00</text:p>
          </table:table-cell>
          <table:table-cell table:style-name="ce1" office:value-type="float" office:value="0.488161426654251">
            <text:p>0,49</text:p>
          </table:table-cell>
          <table:table-cell table:style-name="ce1" office:value-type="float" office:value="1.03601664773948">
            <text:p>1,0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89.548640895837">
            <text:p>89,55</text:p>
          </table:table-cell>
          <table:table-cell table:style-name="ce1" office:value-type="float" office:value="8.97415801285629">
            <text:p>8,97</text:p>
          </table:table-cell>
          <table:table-cell table:formula="of:=[.J10]/[.D10]" office:value-type="float" office:value="0.0890387009032872">
            <text:p>0,0890387009</text:p>
          </table:table-cell>
          <table:table-cell/>
          <table:table-cell office:value-type="float" office:value="7">
            <text:p>7</text:p>
          </table:table-cell>
          <table:table-cell table:style-name="ce1" office:value-type="float" office:value="7">
            <text:p>7,00</text:p>
          </table:table-cell>
          <table:table-cell table:style-name="ce1" office:value-type="float" office:value="0.588151803669222">
            <text:p>0,59</text:p>
          </table:table-cell>
          <table:table-cell table:style-name="ce1" office:value-type="float" office:value="0.799047371165549">
            <text:p>0,8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4.0332757255611">
            <text:p>84,03</text:p>
          </table:table-cell>
          <table:table-cell table:style-name="ce1" office:value-type="float" office:value="8.97962799877801">
            <text:p>8,98</text:p>
          </table:table-cell>
          <table:table-cell table:formula="of:=[.J11]/[.D11]" office:value-type="float" office:value="0.0782346523095482">
            <text:p>0,0782346523</text:p>
          </table:table-cell>
          <table:table-cell/>
          <table:table-cell office:value-type="float" office:value="8">
            <text:p>8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0.288130341779815">
            <text:p>0,29</text:p>
          </table:table-cell>
          <table:table-cell table:style-name="ce1" office:value-type="float" office:value="0.702518074353482">
            <text:p>0,7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70.9176997442597">
            <text:p>70,92</text:p>
          </table:table-cell>
          <table:table-cell table:style-name="ce1" office:value-type="float" office:value="8.29097999948314">
            <text:p>8,29</text:p>
          </table:table-cell>
          <table:table-cell table:formula="of:=[.J12]/[.D12]" office:value-type="float" office:value="0.0999144584422798">
            <text:p>0,0999144584</text:p>
          </table:table-cell>
          <table:table-cell/>
          <table:table-cell office:value-type="float" office:value="9">
            <text:p>9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0.448145143148945">
            <text:p>0,45</text:p>
          </table:table-cell>
          <table:table-cell table:style-name="ce1" office:value-type="float" office:value="0.828388776604131">
            <text:p>0,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62.4435345857373">
            <text:p>62,44</text:p>
          </table:table-cell>
          <table:table-cell table:style-name="ce1" office:value-type="float" office:value="7.290176748257">
            <text:p>7,2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11">
            <text:p>11,00</text:p>
          </table:table-cell>
          <table:table-cell table:style-name="ce1" office:value-type="float" office:value="55.9671626407073">
            <text:p>55,97</text:p>
          </table:table-cell>
          <table:table-cell table:style-name="ce1" office:value-type="float" office:value="7.80969323548822">
            <text:p>7,8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12">
            <text:p>12,00</text:p>
          </table:table-cell>
          <table:table-cell table:style-name="ce1" office:value-type="float" office:value="49.9430479951958">
            <text:p>49,94</text:p>
          </table:table-cell>
          <table:table-cell table:style-name="ce1" office:value-type="float" office:value="6.96666869224848">
            <text:p>6,97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13">
            <text:p>13,00</text:p>
          </table:table-cell>
          <table:table-cell table:style-name="ce1" office:value-type="float" office:value="47.0121135050378">
            <text:p>47,01</text:p>
          </table:table-cell>
          <table:table-cell table:style-name="ce1" office:value-type="float" office:value="6.15019139433195">
            <text:p>6,1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14">
            <text:p>14,00</text:p>
          </table:table-cell>
          <table:table-cell table:style-name="ce1" office:value-type="float" office:value="41.7153131964084">
            <text:p>41,72</text:p>
          </table:table-cell>
          <table:table-cell table:style-name="ce1" office:value-type="float" office:value="7.48909881385973">
            <text:p>7,4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15">
            <text:p>15,00</text:p>
          </table:table-cell>
          <table:table-cell table:style-name="ce1" office:value-type="float" office:value="36.9604589883581">
            <text:p>36,96</text:p>
          </table:table-cell>
          <table:table-cell table:style-name="ce1" office:value-type="float" office:value="5.47725344730982">
            <text:p>5,48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16">
            <text:p>16,00</text:p>
          </table:table-cell>
          <table:table-cell table:style-name="ce1" office:value-type="float" office:value="33.25103140537">
            <text:p>33,25</text:p>
          </table:table-cell>
          <table:table-cell table:style-name="ce1" office:value-type="float" office:value="6.12041804838652">
            <text:p>6,12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17">
            <text:p>17,00</text:p>
          </table:table-cell>
          <table:table-cell table:style-name="ce1" office:value-type="float" office:value="15.5380084276727">
            <text:p>15,54</text:p>
          </table:table-cell>
          <table:table-cell table:style-name="ce1" office:value-type="float" office:value="4.21183983595492">
            <text:p>4,21</text:p>
          </table:table-cell>
          <table:table-cell table:number-columns-repeated="4"/>
          <table:table-cell table:formula="of:=AVERAGE([.I4:.I12])" office:value-type="float" office:value="0.543710648983902">
            <text:p>0,54371064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18">
            <text:p>18,00</text:p>
          </table:table-cell>
          <table:table-cell table:style-name="ce1" office:value-type="float" office:value="3.84617563423319">
            <text:p>3,85</text:p>
          </table:table-cell>
          <table:table-cell table:style-name="ce1" office:value-type="float" office:value="2.27267311109393">
            <text:p>2,27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19">
            <text:p>19,00</text:p>
          </table:table-cell>
          <table:table-cell table:style-name="ce1" office:value-type="float" office:value="0.648167345558646">
            <text:p>0,65</text:p>
          </table:table-cell>
          <table:table-cell table:style-name="ce1" office:value-type="float" office:value="0.977592767562907">
            <text:p>0,9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20">
            <text:p>20,00</text:p>
          </table:table-cell>
          <table:table-cell table:style-name="ce1" office:value-type="float" office:value="0.528152544079984">
            <text:p>0,53</text:p>
          </table:table-cell>
          <table:table-cell table:style-name="ce1" office:value-type="float" office:value="0.873495426223099">
            <text:p>0,87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25">
            <text:p>25,00</text:p>
          </table:table-cell>
          <table:table-cell table:style-name="ce1" office:value-type="float" office:value="0.188125161642932">
            <text:p>0,19</text:p>
          </table:table-cell>
          <table:table-cell table:style-name="ce1" office:value-type="float" office:value="0.677378390975382">
            <text:p>0,68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30">
            <text:p>30,00</text:p>
          </table:table-cell>
          <table:table-cell table:style-name="ce1" office:value-type="float" office:value="0.188125161478615">
            <text:p>0,19</text:p>
          </table:table-cell>
          <table:table-cell table:style-name="ce1" office:value-type="float" office:value="0.677371700382347">
            <text:p>0,68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Gamma Korrektur</text:p>
          </table:table-cell>
          <table:table-cell office:value-type="string">
            <text:p>Raumwinkel</text:p>
          </table:table-cell>
          <table:table-cell table:number-columns-repeated="6"/>
        </table:table-row>
        <table:table-row table:style-name="ro1">
          <table:table-cell/>
          <table:table-cell table:formula="of:=[.B4]+8" office:value-type="float" office:value="9">
            <text:p>9</text:p>
          </table:table-cell>
          <table:table-cell table:formula="of:=[.C4]-[.$I$20]" office:value-type="float" office:value="192.423660747757">
            <text:p>192,4236607478</text:p>
          </table:table-cell>
          <table:table-cell table:formula="of:=4*PI()*([.B29]-1)^2/(4.5^2)" office:value-type="float" office:value="39.7159367564932">
            <text:p>39,7159367565</text:p>
          </table:table-cell>
          <table:table-cell table:number-columns-repeated="6"/>
        </table:table-row>
        <table:table-row table:style-name="ro1">
          <table:table-cell/>
          <table:table-cell table:formula="of:=[.B5]+8" office:value-type="float" office:value="10">
            <text:p>10</text:p>
          </table:table-cell>
          <table:table-cell table:formula="of:=[.C5]-[.$I$20]" office:value-type="float" office:value="186.966839375773">
            <text:p>186,9668393758</text:p>
          </table:table-cell>
          <table:table-cell table:formula="of:=4*PI()*([.B30]-1)^2/(4.5^2)" office:value-type="float" office:value="50.2654824574367">
            <text:p>50,2654824574</text:p>
          </table:table-cell>
          <table:table-cell table:number-columns-repeated="6"/>
        </table:table-row>
        <table:table-row table:style-name="ro1">
          <table:table-cell/>
          <table:table-cell table:formula="of:=[.B6]+8" office:value-type="float" office:value="11">
            <text:p>11</text:p>
          </table:table-cell>
          <table:table-cell table:formula="of:=[.C6]-[.$I$20]" office:value-type="float" office:value="159.393207542232">
            <text:p>159,3932075422</text:p>
          </table:table-cell>
          <table:table-cell table:formula="of:=4*PI()*([.B31]-1)^2/(4.5^2)" office:value-type="float" office:value="62.0561511820206">
            <text:p>62,056151182</text:p>
          </table:table-cell>
          <table:table-cell table:number-columns-repeated="6"/>
        </table:table-row>
        <table:table-row table:style-name="ro1">
          <table:table-cell/>
          <table:table-cell table:formula="of:=[.B7]+8" office:value-type="float" office:value="12">
            <text:p>12</text:p>
          </table:table-cell>
          <table:table-cell table:formula="of:=[.C7]-[.$I$20]" office:value-type="float" office:value="136.603842643093">
            <text:p>136,6038426431</text:p>
          </table:table-cell>
          <table:table-cell table:formula="of:=4*PI()*([.B32]-1)^2/(4.5^2)" office:value-type="float" office:value="75.0879429302449">
            <text:p>75,0879429302</text:p>
          </table:table-cell>
          <table:table-cell table:number-columns-repeated="6"/>
        </table:table-row>
        <table:table-row table:style-name="ro1">
          <table:table-cell/>
          <table:table-cell table:formula="of:=[.B8]+8" office:value-type="float" office:value="13">
            <text:p>13</text:p>
          </table:table-cell>
          <table:table-cell table:formula="of:=[.C8]-[.$I$20]" office:value-type="float" office:value="115.082970114009">
            <text:p>115,082970114</text:p>
          </table:table-cell>
          <table:table-cell table:formula="of:=4*PI()*([.B33]-1)^2/(4.5^2)" office:value-type="float" office:value="89.3608577021097">
            <text:p>89,3608577021</text:p>
          </table:table-cell>
          <table:table-cell table:number-columns-repeated="6"/>
        </table:table-row>
        <table:table-row table:style-name="ro1">
          <table:table-cell/>
          <table:table-cell table:formula="of:=[.B9]+8" office:value-type="float" office:value="14">
            <text:p>14</text:p>
          </table:table-cell>
          <table:table-cell table:formula="of:=[.C9]-[.$I$20]" office:value-type="float" office:value="101.533866187318">
            <text:p>101,5338661873</text:p>
          </table:table-cell>
          <table:table-cell table:formula="of:=4*PI()*([.B34]-1)^2/(4.5^2)" office:value-type="float" office:value="104.874895497615">
            <text:p>104,8748954976</text:p>
          </table:table-cell>
          <table:table-cell table:number-columns-repeated="6"/>
        </table:table-row>
        <table:table-row table:style-name="ro1">
          <table:table-cell/>
          <table:table-cell table:formula="of:=[.B10]+8" office:value-type="float" office:value="15">
            <text:p>15</text:p>
          </table:table-cell>
          <table:table-cell table:formula="of:=[.C10]-[.$I$20]" office:value-type="float" office:value="89.0049302468531">
            <text:p>89,0049302469</text:p>
          </table:table-cell>
          <table:table-cell table:formula="of:=4*PI()*([.B35]-1)^2/(4.5^2)" office:value-type="float" office:value="121.63005631676">
            <text:p>121,6300563168</text:p>
          </table:table-cell>
          <table:table-cell table:number-columns-repeated="6"/>
        </table:table-row>
        <table:table-row table:style-name="ro1">
          <table:table-cell/>
          <table:table-cell table:formula="of:=[.B11]+8" office:value-type="float" office:value="16">
            <text:p>16</text:p>
          </table:table-cell>
          <table:table-cell table:formula="of:=[.C11]-[.$I$20]" office:value-type="float" office:value="83.4895650765772">
            <text:p>83,4895650766</text:p>
          </table:table-cell>
          <table:table-cell table:formula="of:=4*PI()*([.B36]-1)^2/(4.5^2)" office:value-type="float" office:value="139.626340159546">
            <text:p>139,6263401595</text:p>
          </table:table-cell>
          <table:table-cell table:number-columns-repeated="6"/>
        </table:table-row>
        <table:table-row table:style-name="ro1">
          <table:table-cell/>
          <table:table-cell table:formula="of:=[.B12]+8" office:value-type="float" office:value="17">
            <text:p>17</text:p>
          </table:table-cell>
          <table:table-cell table:formula="of:=[.C12]-[.$I$20]" office:value-type="float" office:value="70.3739890952758">
            <text:p>70,3739890953</text:p>
          </table:table-cell>
          <table:table-cell table:formula="of:=4*PI()*([.B37]-1)^2/(4.5^2)" office:value-type="float" office:value="158.863747025973">
            <text:p>158,863747026</text:p>
          </table:table-cell>
          <table:table-cell table:number-columns-repeated="6"/>
        </table:table-row>
        <table:table-row table:style-name="ro1">
          <table:table-cell/>
          <table:table-cell table:formula="of:=[.B13]+8" office:value-type="float" office:value="18">
            <text:p>18</text:p>
          </table:table-cell>
          <table:table-cell table:formula="of:=[.C13]-[.$I$20]" office:value-type="float" office:value="61.8998239367534">
            <text:p>61,8998239368</text:p>
          </table:table-cell>
          <table:table-cell table:formula="of:=4*PI()*([.B38]-1)^2/(4.5^2)" office:value-type="float" office:value="179.34227691604">
            <text:p>179,342276916</text:p>
          </table:table-cell>
          <table:table-cell table:number-columns-repeated="6"/>
        </table:table-row>
        <table:table-row table:style-name="ro1">
          <table:table-cell/>
          <table:table-cell table:formula="of:=[.B14]+8" office:value-type="float" office:value="19">
            <text:p>19</text:p>
          </table:table-cell>
          <table:table-cell table:formula="of:=[.C14]-[.$I$20]" office:value-type="float" office:value="55.4234519917234">
            <text:p>55,4234519917</text:p>
          </table:table-cell>
          <table:table-cell table:formula="of:=4*PI()*([.B39]-1)^2/(4.5^2)" office:value-type="float" office:value="201.061929829747">
            <text:p>201,0619298297</text:p>
          </table:table-cell>
          <table:table-cell table:number-columns-repeated="6"/>
        </table:table-row>
        <table:table-row table:style-name="ro1">
          <table:table-cell/>
          <table:table-cell table:formula="of:=[.B15]+8" office:value-type="float" office:value="20">
            <text:p>20</text:p>
          </table:table-cell>
          <table:table-cell table:formula="of:=[.C15]-[.$I$20]" office:value-type="float" office:value="49.3993373462119">
            <text:p>49,3993373462</text:p>
          </table:table-cell>
          <table:table-cell table:formula="of:=4*PI()*([.B40]-1)^2/(4.5^2)" office:value-type="float" office:value="224.022705767094">
            <text:p>224,0227057671</text:p>
          </table:table-cell>
          <table:table-cell table:number-columns-repeated="6"/>
        </table:table-row>
        <table:table-row table:style-name="ro1">
          <table:table-cell/>
          <table:table-cell table:formula="of:=[.B16]+8" office:value-type="float" office:value="21">
            <text:p>21</text:p>
          </table:table-cell>
          <table:table-cell table:formula="of:=[.C16]-[.$I$20]" office:value-type="float" office:value="46.4684028560539">
            <text:p>46,4684028561</text:p>
          </table:table-cell>
          <table:table-cell table:formula="of:=4*PI()*([.B41]-1)^2/(4.5^2)" office:value-type="float" office:value="248.224604728082">
            <text:p>248,2246047281</text:p>
          </table:table-cell>
          <table:table-cell table:number-columns-repeated="6"/>
        </table:table-row>
        <table:table-row table:style-name="ro1">
          <table:table-cell/>
          <table:table-cell table:formula="of:=[.B17]+8" office:value-type="float" office:value="22">
            <text:p>22</text:p>
          </table:table-cell>
          <table:table-cell table:formula="of:=[.C17]-[.$I$20]" office:value-type="float" office:value="41.1716025474245">
            <text:p>41,1716025474</text:p>
          </table:table-cell>
          <table:table-cell table:formula="of:=4*PI()*([.B42]-1)^2/(4.5^2)" office:value-type="float" office:value="273.667626712711">
            <text:p>273,6676267127</text:p>
          </table:table-cell>
          <table:table-cell table:number-columns-repeated="6"/>
        </table:table-row>
        <table:table-row table:style-name="ro1">
          <table:table-cell/>
          <table:table-cell table:formula="of:=[.B18]+8" office:value-type="float" office:value="23">
            <text:p>23</text:p>
          </table:table-cell>
          <table:table-cell table:formula="of:=[.C18]-[.$I$20]" office:value-type="float" office:value="36.4167483393742">
            <text:p>36,4167483394</text:p>
          </table:table-cell>
          <table:table-cell table:formula="of:=4*PI()*([.B43]-1)^2/(4.5^2)" office:value-type="float" office:value="300.35177172098">
            <text:p>300,351771721</text:p>
          </table:table-cell>
          <table:table-cell table:number-columns-repeated="6"/>
        </table:table-row>
        <table:table-row table:style-name="ro1">
          <table:table-cell/>
          <table:table-cell table:formula="of:=[.B19]+8" office:value-type="float" office:value="24">
            <text:p>24</text:p>
          </table:table-cell>
          <table:table-cell table:formula="of:=[.C19]-[.$I$20]" office:value-type="float" office:value="32.7073207563861">
            <text:p>32,7073207564</text:p>
          </table:table-cell>
          <table:table-cell table:formula="of:=4*PI()*([.B44]-1)^2/(4.5^2)" office:value-type="float" office:value="328.277039752889">
            <text:p>328,2770397529</text:p>
          </table:table-cell>
          <table:table-cell table:number-columns-repeated="6"/>
        </table:table-row>
        <table:table-row table:style-name="ro1">
          <table:table-cell/>
          <table:table-cell table:formula="of:=[.B20]+8" office:value-type="float" office:value="25">
            <text:p>25</text:p>
          </table:table-cell>
          <table:table-cell table:formula="of:=[.C20]-[.$I$20]" office:value-type="float" office:value="14.9942977786888">
            <text:p>14,9942977787</text:p>
          </table:table-cell>
          <table:table-cell table:formula="of:=4*PI()*([.B45]-1)^2/(4.5^2)" office:value-type="float" office:value="357.443430808439">
            <text:p>357,4434308084</text:p>
          </table:table-cell>
          <table:table-cell table:number-columns-repeated="6"/>
        </table:table-row>
        <table:table-row table:style-name="ro1">
          <table:table-cell/>
          <table:table-cell table:formula="of:=[.B21]+8" office:value-type="float" office:value="26">
            <text:p>26</text:p>
          </table:table-cell>
          <table:table-cell table:formula="of:=[.C21]-[.$I$20]" office:value-type="float" office:value="3.30246498524929">
            <text:p>3,3024649852</text:p>
          </table:table-cell>
          <table:table-cell table:formula="of:=4*PI()*([.B46]-1)^2/(4.5^2)" office:value-type="float" office:value="387.850944887629">
            <text:p>387,8509448876</text:p>
          </table:table-cell>
          <table:table-cell table:number-columns-repeated="6"/>
        </table:table-row>
        <table:table-row table:style-name="ro1">
          <table:table-cell/>
          <table:table-cell table:formula="of:=[.B22]+8" office:value-type="float" office:value="27">
            <text:p>27</text:p>
          </table:table-cell>
          <table:table-cell table:formula="of:=[.C22]-[.$I$20]" office:value-type="float" office:value="0.104456696574744">
            <text:p>0,1044566966</text:p>
          </table:table-cell>
          <table:table-cell table:formula="of:=4*PI()*([.B47]-1)^2/(4.5^2)" office:value-type="float" office:value="419.499581990459">
            <text:p>419,4995819905</text:p>
          </table:table-cell>
          <table:table-cell table:number-columns-repeated="6"/>
        </table:table-row>
        <table:table-row table:style-name="ro1">
          <table:table-cell/>
          <table:table-cell table:formula="of:=[.B23]+8" office:value-type="float" office:value="28">
            <text:p>28</text:p>
          </table:table-cell>
          <table:table-cell table:formula="of:=[.C23]-[.$I$20]" office:value-type="float" office:value="-0.0155581049039181">
            <text:p>-0,0155581049</text:p>
          </table:table-cell>
          <table:table-cell table:formula="of:=4*PI()*([.B48]-1)^2/(4.5^2)" office:value-type="float" office:value="452.38934211693">
            <text:p>452,3893421169</text:p>
          </table:table-cell>
          <table:table-cell table:number-columns-repeated="6"/>
        </table:table-row>
        <table:table-row table:style-name="ro1">
          <table:table-cell/>
          <table:table-cell table:formula="of:=[.B24]+8" office:value-type="float" office:value="33">
            <text:p>33</text:p>
          </table:table-cell>
          <table:table-cell table:formula="of:=[.C24]-[.$I$20]" office:value-type="float" office:value="-0.35558548734097">
            <text:p>-0,3555854873</text:p>
          </table:table-cell>
          <table:table-cell table:formula="of:=4*PI()*([.B49]-1)^2/(4.5^2)" office:value-type="float" office:value="635.454988103891">
            <text:p>635,4549881039</text:p>
          </table:table-cell>
          <table:table-cell table:number-columns-repeated="6"/>
        </table:table-row>
        <table:table-row table:style-name="ro1">
          <table:table-cell/>
          <table:table-cell table:formula="of:=[.B25]+8" office:value-type="float" office:value="38">
            <text:p>38</text:p>
          </table:table-cell>
          <table:table-cell table:formula="of:=[.C25]-[.$I$20]" office:value-type="float" office:value="-0.355585487505287">
            <text:p>-0,3555854875</text:p>
          </table:table-cell>
          <table:table-cell table:formula="of:=4*PI()*([.B50]-1)^2/(4.5^2)" office:value-type="float" office:value="849.548709681862">
            <text:p>849,5487096819</text:p>
          </table:table-cell>
          <table:table-cell table:number-columns-repeated="6"/>
        </table:table-row>
      </table:table>
      <table:table table:name="2++" table:style-name="ta1">
        <table:table-column table:style-name="co4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4" table:number-columns-repeated="4" table:default-cell-style-name="Default"/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Default"/>
          <table:table-cell table:style-name="Default" office:value-type="float" office:value="0.000037">
            <text:p>0,000037</text:p>
          </table:table-cell>
          <table:table-cell table:style-name="Default" office:value-type="float" office:value="0.2919">
            <text:p>0,2919</text:p>
          </table:table-cell>
          <table:table-cell table:style-name="Default" table:formula="of:=[.D45]" office:value-type="float" office:value="0.543682189850204">
            <text:p>0,5436821899</text:p>
          </table:table-cell>
          <table:table-cell table:style-name="Default" office:value-type="float" office:value="4.5">
            <text:p>4,5</text:p>
          </table:table-cell>
          <table:table-cell table:number-columns-repeated="4"/>
        </table:table-row>
        <table:table-row table:style-name="ro2">
          <table:table-cell/>
          <table:table-cell table:style-name="Default" office:value-type="string">
            <text:p>ohne Korrektur</text:p>
          </table:table-cell>
          <table:table-cell table:style-name="Default" office:value-type="string">
            <text:p>Totzeitkorrektur</text:p>
          </table:table-cell>
          <table:table-cell table:style-name="Default" office:value-type="string">
            <text:p>Nulleffektkorrektur</text:p>
          </table:table-cell>
          <table:table-cell table:style-name="Default" office:value-type="string">
            <text:p>Gammakorrektur</text:p>
          </table:table-cell>
          <table:table-cell table:style-name="Default" office:value-type="string">
            <text:p>Raumwinkelkorrektur</text:p>
          </table:table-cell>
          <table:table-cell/>
          <table:table-cell office:value-type="string">
            <text:p>Nulleffekt + Gamma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table:style-name="Default" office:value-type="string">
            <text:p>(Durchschnitt)</text:p>
          </table:table-cell>
          <table:table-cell table:style-name="Default" table:number-columns-repeated="4"/>
          <table:table-cell table:number-columns-repeated="3"/>
          <table:table-cell office:value-type="string">
            <text:p>d</text:p>
          </table:table-cell>
        </table:table-row>
        <table:table-row table:style-name="ro1">
          <table:table-cell table:style-name="ce1" office:value-type="float" office:value="1">
            <text:p>1,00</text:p>
          </table:table-cell>
          <table:table-cell office:value-type="float" office:value="191.88">
            <text:p>191,88</text:p>
          </table:table-cell>
          <table:table-cell table:formula="of:=[.B6]/(1-[.$C$2]*[.B6])" office:value-type="float" office:value="193.252004198931">
            <text:p>193,25</text:p>
          </table:table-cell>
          <table:table-cell table:formula="of:=[.C6]-[.$D$2]" office:value-type="float" office:value="192.960104198931">
            <text:p>192,96</text:p>
          </table:table-cell>
          <table:table-cell table:formula="of:=[.D6]-[.$E$2]" office:value-type="float" office:value="192.41642200908">
            <text:p>192,42</text:p>
          </table:table-cell>
          <table:table-cell table:formula="of:=4*([.A6]+7)^2/[.$F$2]^2*[.E6]" office:value-type="float" office:value="2432.52365601603">
            <text:p>2432,52</text:p>
          </table:table-cell>
          <table:table-cell/>
          <table:table-cell table:formula="of:=[.A6]+8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1" office:value-type="float" office:value="2">
            <text:p>2,00</text:p>
          </table:table-cell>
          <table:table-cell office:value-type="float" office:value="186.5">
            <text:p>186,50</text:p>
          </table:table-cell>
          <table:table-cell table:formula="of:=[.B7]/(1-[.$C$2]*[.B7])" office:value-type="float" office:value="187.795885507948">
            <text:p>187,80</text:p>
          </table:table-cell>
          <table:table-cell table:formula="of:=[.C7]-[.$D$2]" office:value-type="float" office:value="187.503985507948">
            <text:p>187,50</text:p>
          </table:table-cell>
          <table:table-cell table:formula="of:=[.D7]-[.$E$2]" office:value-type="float" office:value="186.960303318097">
            <text:p>186,96</text:p>
          </table:table-cell>
          <table:table-cell table:formula="of:=4*([.A7]+7)^2/[.$F$2]^2*[.E7]" office:value-type="float" office:value="2991.36485308956">
            <text:p>2991,36</text:p>
          </table:table-cell>
          <table:table-cell/>
          <table:table-cell table:formula="of:=[.A7]+8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1" office:value-type="float" office:value="3">
            <text:p>3,00</text:p>
          </table:table-cell>
          <table:table-cell office:value-type="float" office:value="159.28">
            <text:p>159,28</text:p>
          </table:table-cell>
          <table:table-cell table:formula="of:=[.B8]/(1-[.$C$2]*[.B8])" office:value-type="float" office:value="160.224259240437">
            <text:p>160,22</text:p>
          </table:table-cell>
          <table:table-cell table:formula="of:=[.C8]-[.$D$2]" office:value-type="float" office:value="159.932359240437">
            <text:p>159,93</text:p>
          </table:table-cell>
          <table:table-cell table:formula="of:=[.D8]-[.$E$2]" office:value-type="float" office:value="159.388677050587">
            <text:p>159,39</text:p>
          </table:table-cell>
          <table:table-cell table:formula="of:=4*([.A8]+7)^2/[.$F$2]^2*[.E8]" office:value-type="float" office:value="3148.41831211036">
            <text:p>3148,42</text:p>
          </table:table-cell>
          <table:table-cell/>
          <table:table-cell table:formula="of:=[.A8]+8"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style-name="ce1" office:value-type="float" office:value="4">
            <text:p>4,00</text:p>
          </table:table-cell>
          <table:table-cell office:value-type="float" office:value="136.74">
            <text:p>136,74</text:p>
          </table:table-cell>
          <table:table-cell table:formula="of:=[.B9]/(1-[.$C$2]*[.B9])" office:value-type="float" office:value="137.435337598338">
            <text:p>137,44</text:p>
          </table:table-cell>
          <table:table-cell table:formula="of:=[.C9]-[.$D$2]" office:value-type="float" office:value="137.143437598338">
            <text:p>137,14</text:p>
          </table:table-cell>
          <table:table-cell table:formula="of:=[.D9]-[.$E$2]" office:value-type="float" office:value="136.599755408488">
            <text:p>136,60</text:p>
          </table:table-cell>
          <table:table-cell table:formula="of:=4*([.A9]+7)^2/[.$F$2]^2*[.E9]" office:value-type="float" office:value="3264.90279593621">
            <text:p>3264,90</text:p>
          </table:table-cell>
          <table:table-cell/>
          <table:table-cell table:formula="of:=[.A9]+8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style-name="ce1" office:value-type="float" office:value="5">
            <text:p>5,00</text:p>
          </table:table-cell>
          <table:table-cell office:value-type="float" office:value="115.42">
            <text:p>115,42</text:p>
          </table:table-cell>
          <table:table-cell table:formula="of:=[.B10]/(1-[.$C$2]*[.B10])" office:value-type="float" office:value="115.915019728351">
            <text:p>115,92</text:p>
          </table:table-cell>
          <table:table-cell table:formula="of:=[.C10]-[.$D$2]" office:value-type="float" office:value="115.623119728351">
            <text:p>115,62</text:p>
          </table:table-cell>
          <table:table-cell table:formula="of:=[.D10]-[.$E$2]" office:value-type="float" office:value="115.079437538501">
            <text:p>115,08</text:p>
          </table:table-cell>
          <table:table-cell table:formula="of:=4*([.A10]+7)^2/[.$F$2]^2*[.E10]" office:value-type="float" office:value="3273.37066776179">
            <text:p>3273,37</text:p>
          </table:table-cell>
          <table:table-cell/>
          <table:table-cell table:formula="of:=[.A10]+8"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style-name="ce1" office:value-type="float" office:value="6">
            <text:p>6,00</text:p>
          </table:table-cell>
          <table:table-cell office:value-type="float" office:value="101.98">
            <text:p>101,98</text:p>
          </table:table-cell>
          <table:table-cell table:formula="of:=[.B11]/(1-[.$C$2]*[.B11])" office:value-type="float" office:value="102.36625449343">
            <text:p>102,37</text:p>
          </table:table-cell>
          <table:table-cell table:formula="of:=[.C11]-[.$D$2]" office:value-type="float" office:value="102.07435449343">
            <text:p>102,07</text:p>
          </table:table-cell>
          <table:table-cell table:formula="of:=[.D11]-[.$E$2]" office:value-type="float" office:value="101.53067230358">
            <text:p>101,53</text:p>
          </table:table-cell>
          <table:table-cell table:formula="of:=4*([.A11]+7)^2/[.$F$2]^2*[.E11]" office:value-type="float" office:value="3389.36960381333">
            <text:p>3389,37</text:p>
          </table:table-cell>
          <table:table-cell/>
          <table:table-cell table:formula="of:=[.A11]+8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style-name="ce1" office:value-type="float" office:value="7">
            <text:p>7,00</text:p>
          </table:table-cell>
          <table:table-cell office:value-type="float" office:value="89.54">
            <text:p>89,54</text:p>
          </table:table-cell>
          <table:table-cell table:formula="of:=[.B12]/(1-[.$C$2]*[.B12])" office:value-type="float" office:value="89.8376302723397">
            <text:p>89,84</text:p>
          </table:table-cell>
          <table:table-cell table:formula="of:=[.C12]-[.$D$2]" office:value-type="float" office:value="89.5457302723397">
            <text:p>89,55</text:p>
          </table:table-cell>
          <table:table-cell table:formula="of:=[.D12]-[.$E$2]" office:value-type="float" office:value="89.0020480824895">
            <text:p>89,00</text:p>
          </table:table-cell>
          <table:table-cell table:formula="of:=4*([.A12]+7)^2/[.$F$2]^2*[.E12]" office:value-type="float" office:value="3445.80768872453">
            <text:p>3445,81</text:p>
          </table:table-cell>
          <table:table-cell/>
          <table:table-cell table:formula="of:=[.A12]+8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1" office:value-type="float" office:value="8">
            <text:p>8,00</text:p>
          </table:table-cell>
          <table:table-cell office:value-type="float" office:value="84.06">
            <text:p>84,06</text:p>
          </table:table-cell>
          <table:table-cell table:formula="of:=[.B13]/(1-[.$C$2]*[.B13])" office:value-type="float" office:value="84.3222607819292">
            <text:p>84,32</text:p>
          </table:table-cell>
          <table:table-cell table:formula="of:=[.C13]-[.$D$2]" office:value-type="float" office:value="84.0303607819292">
            <text:p>84,03</text:p>
          </table:table-cell>
          <table:table-cell table:formula="of:=[.D13]-[.$E$2]" office:value-type="float" office:value="83.486678592079">
            <text:p>83,49</text:p>
          </table:table-cell>
          <table:table-cell table:formula="of:=4*([.A13]+7)^2/[.$F$2]^2*[.E13]" office:value-type="float" office:value="3710.51904853684">
            <text:p>3710,52</text:p>
          </table:table-cell>
          <table:table-cell/>
          <table:table-cell table:formula="of:=[.A13]+8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float" office:value="9">
            <text:p>9,00</text:p>
          </table:table-cell>
          <table:table-cell office:value-type="float" office:value="71.02">
            <text:p>71,02</text:p>
          </table:table-cell>
          <table:table-cell table:formula="of:=[.B14]/(1-[.$C$2]*[.B14])" office:value-type="float" office:value="71.2071137811673">
            <text:p>71,21</text:p>
          </table:table-cell>
          <table:table-cell table:formula="of:=[.C14]-[.$D$2]" office:value-type="float" office:value="70.9152137811673">
            <text:p>70,92</text:p>
          </table:table-cell>
          <table:table-cell table:formula="of:=[.D14]-[.$E$2]" office:value-type="float" office:value="70.3715315913171">
            <text:p>70,37</text:p>
          </table:table-cell>
          <table:table-cell table:formula="of:=4*([.A14]+7)^2/[.$F$2]^2*[.E14]" office:value-type="float" office:value="3558.540659235">
            <text:p>3558,54</text:p>
          </table:table-cell>
          <table:table-cell/>
          <table:table-cell table:formula="of:=[.A14]+8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1" office:value-type="float" office:value="10">
            <text:p>10,00</text:p>
          </table:table-cell>
          <table:table-cell office:value-type="float" office:value="62.5882352941177">
            <text:p>62,59</text:p>
          </table:table-cell>
          <table:table-cell table:formula="of:=[.B15]/(1-[.$C$2]*[.B15])" office:value-type="float" office:value="62.7335113455678">
            <text:p>62,73</text:p>
          </table:table-cell>
          <table:table-cell table:formula="of:=[.C15]-[.$D$2]" office:value-type="float" office:value="62.4416113455678">
            <text:p>62,44</text:p>
          </table:table-cell>
          <table:table-cell table:formula="of:=[.D15]-[.$E$2]" office:value-type="float" office:value="61.8979291557176">
            <text:p>61,90</text:p>
          </table:table-cell>
          <table:table-cell table:formula="of:=4*([.A15]+7)^2/[.$F$2]^2*[.E15]" office:value-type="float" office:value="3533.5311656301">
            <text:p>3533,53</text:p>
          </table:table-cell>
          <table:table-cell/>
          <table:table-cell table:formula="of:=[.A15]+8"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style-name="ce1" office:value-type="float" office:value="11">
            <text:p>11,00</text:p>
          </table:table-cell>
          <table:table-cell office:value-type="float" office:value="56.14">
            <text:p>56,14</text:p>
          </table:table-cell>
          <table:table-cell table:formula="of:=[.B16]/(1-[.$C$2]*[.B16])" office:value-type="float" office:value="56.2568556153471">
            <text:p>56,26</text:p>
          </table:table-cell>
          <table:table-cell table:formula="of:=[.C16]-[.$D$2]" office:value-type="float" office:value="55.9649556153471">
            <text:p>55,96</text:p>
          </table:table-cell>
          <table:table-cell table:formula="of:=[.D16]-[.$E$2]" office:value-type="float" office:value="55.4212734254969">
            <text:p>55,42</text:p>
          </table:table-cell>
          <table:table-cell table:formula="of:=4*([.A16]+7)^2/[.$F$2]^2*[.E16]" office:value-type="float" office:value="3546.9614992318">
            <text:p>3546,96</text:p>
          </table:table-cell>
          <table:table-cell/>
          <table:table-cell table:formula="of:=[.A16]+8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float" office:value="12">
            <text:p>12,00</text:p>
          </table:table-cell>
          <table:table-cell office:value-type="float" office:value="50.14">
            <text:p>50,14</text:p>
          </table:table-cell>
          <table:table-cell table:formula="of:=[.B17]/(1-[.$C$2]*[.B17])" office:value-type="float" office:value="50.2331916124155">
            <text:p>50,23</text:p>
          </table:table-cell>
          <table:table-cell table:formula="of:=[.C17]-[.$D$2]" office:value-type="float" office:value="49.9412916124155">
            <text:p>49,94</text:p>
          </table:table-cell>
          <table:table-cell table:formula="of:=[.D17]-[.$E$2]" office:value-type="float" office:value="49.3976094225653">
            <text:p>49,40</text:p>
          </table:table-cell>
          <table:table-cell table:formula="of:=4*([.A17]+7)^2/[.$F$2]^2*[.E17]" office:value-type="float" office:value="3522.47644474984">
            <text:p>3522,48</text:p>
          </table:table-cell>
          <table:table-cell/>
          <table:table-cell table:formula="of:=[.A17]+8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style-name="ce1" office:value-type="float" office:value="13">
            <text:p>13,00</text:p>
          </table:table-cell>
          <table:table-cell office:value-type="float" office:value="47.22">
            <text:p>47,22</text:p>
          </table:table-cell>
          <table:table-cell table:formula="of:=[.B18]/(1-[.$C$2]*[.B18])" office:value-type="float" office:value="47.3026443420357">
            <text:p>47,30</text:p>
          </table:table-cell>
          <table:table-cell table:formula="of:=[.C18]-[.$D$2]" office:value-type="float" office:value="47.0107443420357">
            <text:p>47,01</text:p>
          </table:table-cell>
          <table:table-cell table:formula="of:=[.D18]-[.$E$2]" office:value-type="float" office:value="46.4670621521855">
            <text:p>46,47</text:p>
          </table:table-cell>
          <table:table-cell table:formula="of:=4*([.A18]+7)^2/[.$F$2]^2*[.E18]" office:value-type="float" office:value="3671.47157745664">
            <text:p>3671,47</text:p>
          </table:table-cell>
          <table:table-cell/>
          <table:table-cell table:formula="of:=[.A18]+8"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style-name="ce1" office:value-type="float" office:value="14">
            <text:p>14,00</text:p>
          </table:table-cell>
          <table:table-cell office:value-type="float" office:value="41.94">
            <text:p>41,94</text:p>
          </table:table-cell>
          <table:table-cell table:formula="of:=[.B19]/(1-[.$C$2]*[.B19])" office:value-type="float" office:value="42.0051828025694">
            <text:p>42,01</text:p>
          </table:table-cell>
          <table:table-cell table:formula="of:=[.C19]-[.$D$2]" office:value-type="float" office:value="41.7132828025694">
            <text:p>41,71</text:p>
          </table:table-cell>
          <table:table-cell table:formula="of:=[.D19]-[.$E$2]" office:value-type="float" office:value="41.1696006127192">
            <text:p>41,17</text:p>
          </table:table-cell>
          <table:table-cell table:formula="of:=4*([.A19]+7)^2/[.$F$2]^2*[.E19]" office:value-type="float" office:value="3586.32965337465">
            <text:p>3586,33</text:p>
          </table:table-cell>
          <table:table-cell/>
          <table:table-cell table:formula="of:=[.A19]+8" office:value-type="float" office:value="22">
            <text:p>22</text:p>
          </table:table-cell>
          <table:table-cell table:number-columns-repeated="2"/>
        </table:table-row>
        <table:table-row table:style-name="ro1">
          <table:table-cell table:style-name="ce1" office:value-type="float" office:value="15">
            <text:p>15,00</text:p>
          </table:table-cell>
          <table:table-cell office:value-type="float" office:value="37.2">
            <text:p>37,20</text:p>
          </table:table-cell>
          <table:table-cell table:formula="of:=[.B20]/(1-[.$C$2]*[.B20])" office:value-type="float" office:value="37.2512726516778">
            <text:p>37,25</text:p>
          </table:table-cell>
          <table:table-cell table:formula="of:=[.C20]-[.$D$2]" office:value-type="float" office:value="36.9593726516778">
            <text:p>36,96</text:p>
          </table:table-cell>
          <table:table-cell table:formula="of:=[.D20]-[.$E$2]" office:value-type="float" office:value="36.4156904618276">
            <text:p>36,42</text:p>
          </table:table-cell>
          <table:table-cell table:formula="of:=4*([.A20]+7)^2/[.$F$2]^2*[.E20]" office:value-type="float" office:value="3481.5198387209">
            <text:p>3481,52</text:p>
          </table:table-cell>
          <table:table-cell/>
          <table:table-cell table:formula="of:=[.A20]+8" office:value-type="float" office:value="23">
            <text:p>23</text:p>
          </table:table-cell>
          <table:table-cell table:number-columns-repeated="2"/>
        </table:table-row>
        <table:table-row table:style-name="ro1">
          <table:table-cell table:style-name="ce1" office:value-type="float" office:value="16">
            <text:p>16,00</text:p>
          </table:table-cell>
          <table:table-cell office:value-type="float" office:value="33.5">
            <text:p>33,50</text:p>
          </table:table-cell>
          <table:table-cell table:formula="of:=[.B21]/(1-[.$C$2]*[.B21])" office:value-type="float" office:value="33.5415747819422">
            <text:p>33,54</text:p>
          </table:table-cell>
          <table:table-cell table:formula="of:=[.C21]-[.$D$2]" office:value-type="float" office:value="33.2496747819422">
            <text:p>33,25</text:p>
          </table:table-cell>
          <table:table-cell table:formula="of:=[.D21]-[.$E$2]" office:value-type="float" office:value="32.705992592092">
            <text:p>32,71</text:p>
          </table:table-cell>
          <table:table-cell table:formula="of:=4*([.A21]+7)^2/[.$F$2]^2*[.E21]" office:value-type="float" office:value="3417.57433703045">
            <text:p>3417,57</text:p>
          </table:table-cell>
          <table:table-cell/>
          <table:table-cell table:formula="of:=[.A21]+8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style-name="ce1" office:value-type="float" office:value="17">
            <text:p>17,00</text:p>
          </table:table-cell>
          <table:table-cell office:value-type="float" office:value="15.82">
            <text:p>15,82</text:p>
          </table:table-cell>
          <table:table-cell table:formula="of:=[.B22]/(1-[.$C$2]*[.B22])" office:value-type="float" office:value="15.8292655022691">
            <text:p>15,83</text:p>
          </table:table-cell>
          <table:table-cell table:formula="of:=[.C22]-[.$D$2]" office:value-type="float" office:value="15.5373655022691">
            <text:p>15,54</text:p>
          </table:table-cell>
          <table:table-cell table:formula="of:=[.D22]-[.$E$2]" office:value-type="float" office:value="14.9936833124189">
            <text:p>14,99</text:p>
          </table:table-cell>
          <table:table-cell table:formula="of:=4*([.A22]+7)^2/[.$F$2]^2*[.E22]" office:value-type="float" office:value="1705.94796799077">
            <text:p>1705,95</text:p>
          </table:table-cell>
          <table:table-cell/>
          <table:table-cell table:formula="of:=[.A22]+8" office:value-type="float" office:value="25">
            <text:p>25</text:p>
          </table:table-cell>
          <table:table-cell table:number-columns-repeated="2"/>
        </table:table-row>
        <table:table-row table:style-name="ro1">
          <table:table-cell table:style-name="ce1" office:value-type="float" office:value="18">
            <text:p>18,00</text:p>
          </table:table-cell>
          <table:table-cell office:value-type="float" office:value="4.13725490196079">
            <text:p>4,14</text:p>
          </table:table-cell>
          <table:table-cell table:formula="of:=[.B23]/(1-[.$C$2]*[.B23])" office:value-type="float" office:value="4.13788832341453">
            <text:p>4,14</text:p>
          </table:table-cell>
          <table:table-cell table:formula="of:=[.C23]-[.$D$2]" office:value-type="float" office:value="3.84598832341453">
            <text:p>3,85</text:p>
          </table:table-cell>
          <table:table-cell table:formula="of:=[.D23]-[.$E$2]" office:value-type="float" office:value="3.30230613356433">
            <text:p>3,30</text:p>
          </table:table-cell>
          <table:table-cell table:formula="of:=4*([.A23]+7)^2/[.$F$2]^2*[.E23]" office:value-type="float" office:value="407.692115254855">
            <text:p>407,69</text:p>
          </table:table-cell>
          <table:table-cell/>
          <table:table-cell table:formula="of:=[.A23]+8" office:value-type="float" office:value="26">
            <text:p>26</text:p>
          </table:table-cell>
          <table:table-cell table:number-columns-repeated="2"/>
        </table:table-row>
        <table:table-row table:style-name="ro1">
          <table:table-cell table:style-name="ce1" office:value-type="float" office:value="19">
            <text:p>19,00</text:p>
          </table:table-cell>
          <table:table-cell office:value-type="float" office:value="0.94">
            <text:p>0,94</text:p>
          </table:table-cell>
          <table:table-cell table:formula="of:=[.B24]/(1-[.$C$2]*[.B24])" office:value-type="float" office:value="0.940032694337109">
            <text:p>0,94</text:p>
          </table:table-cell>
          <table:table-cell table:formula="of:=[.C24]-[.$D$2]" office:value-type="float" office:value="0.648132694337109">
            <text:p>0,65</text:p>
          </table:table-cell>
          <table:table-cell table:formula="of:=[.D24]-[.$E$2]" office:value-type="float" office:value="0.104450504486905">
            <text:p>0,10</text:p>
          </table:table-cell>
          <table:table-cell table:formula="of:=4*([.A24]+7)^2/[.$F$2]^2*[.E24]" office:value-type="float" office:value="13.9473661300045">
            <text:p>13,95</text:p>
          </table:table-cell>
          <table:table-cell/>
          <table:table-cell table:formula="of:=[.A24]+8" office:value-type="float" office:value="27">
            <text:p>27</text:p>
          </table:table-cell>
          <table:table-cell table:number-columns-repeated="2"/>
        </table:table-row>
        <table:table-row table:style-name="ro1">
          <table:table-cell table:style-name="ce1" office:value-type="float" office:value="20">
            <text:p>20,00</text:p>
          </table:table-cell>
          <table:table-cell office:value-type="float" office:value="0.82">
            <text:p>0,82</text:p>
          </table:table-cell>
          <table:table-cell table:formula="of:=[.B25]/(1-[.$C$2]*[.B25])" office:value-type="float" office:value="0.820024879554846">
            <text:p>0,82</text:p>
          </table:table-cell>
          <table:table-cell table:formula="of:=[.C25]-[.$D$2]" office:value-type="float" office:value="0.528124879554846">
            <text:p>0,53</text:p>
          </table:table-cell>
          <table:table-cell table:formula="of:=[.D25]-[.$E$2]" office:value-type="float" office:value="-0.0155573102953585">
            <text:p>-0,02</text:p>
          </table:table-cell>
          <table:table-cell table:formula="of:=4*([.A25]+7)^2/[.$F$2]^2*[.E25]" office:value-type="float" office:value="-2.24025268253162">
            <text:p>-2,24</text:p>
          </table:table-cell>
          <table:table-cell/>
          <table:table-cell table:formula="of:=[.A25]+8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style-name="ce1" office:value-type="float" office:value="25">
            <text:p>25,00</text:p>
          </table:table-cell>
          <table:table-cell office:value-type="float" office:value="0.48">
            <text:p>0,48</text:p>
          </table:table-cell>
          <table:table-cell table:formula="of:=[.B26]/(1-[.$C$2]*[.B26])" office:value-type="float" office:value="0.480008524951403">
            <text:p>0,48</text:p>
          </table:table-cell>
          <table:table-cell table:formula="of:=[.C26]-[.$D$2]" office:value-type="float" office:value="0.188108524951403">
            <text:p>0,19</text:p>
          </table:table-cell>
          <table:table-cell table:formula="of:=[.D26]-[.$E$2]" office:value-type="float" office:value="-0.355573664898801">
            <text:p>-0,36</text:p>
          </table:table-cell>
          <table:table-cell table:formula="of:=4*([.A26]+7)^2/[.$F$2]^2*[.E26]" office:value-type="float" office:value="-71.9224558728637">
            <text:p>-71,92</text:p>
          </table:table-cell>
          <table:table-cell/>
          <table:table-cell table:formula="of:=[.A26]+8" office:value-type="float" office:value="33">
            <text:p>33</text:p>
          </table:table-cell>
          <table:table-cell table:number-columns-repeated="2"/>
        </table:table-row>
        <table:table-row table:style-name="ro1">
          <table:table-cell table:style-name="ce1" office:value-type="float" office:value="30">
            <text:p>30,00</text:p>
          </table:table-cell>
          <table:table-cell office:value-type="float" office:value="0.48">
            <text:p>0,48</text:p>
          </table:table-cell>
          <table:table-cell table:formula="of:=[.B27]/(1-[.$C$2]*[.B27])" office:value-type="float" office:value="0.480008524951403">
            <text:p>0,48</text:p>
          </table:table-cell>
          <table:table-cell table:formula="of:=[.C27]-[.$D$2]" office:value-type="float" office:value="0.188108524951403">
            <text:p>0,19</text:p>
          </table:table-cell>
          <table:table-cell table:formula="of:=[.D27]-[.$E$2]" office:value-type="float" office:value="-0.355573664898801">
            <text:p>-0,36</text:p>
          </table:table-cell>
          <table:table-cell table:formula="of:=4*([.A27]+7)^2/[.$F$2]^2*[.E27]" office:value-type="float" office:value="-96.1541426659672">
            <text:p>-96,15</text:p>
          </table:table-cell>
          <table:table-cell/>
          <table:table-cell table:formula="of:=[.A27]+8" office:value-type="float" office:value="38">
            <text:p>38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Default"/>
          <table:table-cell table:style-name="ce5"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Mit Kappe (Gamma Korrektur)</text:p>
          </table:table-cell>
          <table:table-cell table:style-name="Default"/>
          <table:table-cell table:style-name="ce5"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Messreihe</text:p>
          </table:table-cell>
          <table:table-cell table:style-name="Default" office:value-type="string">
            <text:p>(Durchschnitt)</text:p>
          </table:table-cell>
          <table:table-cell table:style-name="ce5"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0.86">
            <text:p>0,86</text:p>
          </table:table-cell>
          <table:table-cell table:style-name="ce5" table:formula="of:=[.B35]/(1-[.B35]*[.$C$2])" office:value-type="float" office:value="0.860027366070788">
            <text:p>0,860</text:p>
          </table:table-cell>
          <table:table-cell table:style-name="ce5" table:formula="of:=[.C35]-[.$D$2]" office:value-type="float" office:value="0.568127366070788">
            <text:p>0,56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0.68">
            <text:p>0,68</text:p>
          </table:table-cell>
          <table:table-cell table:style-name="ce5" table:formula="of:=[.B36]/(1-[.B36]*[.$C$2])" office:value-type="float" office:value="0.680017109230468">
            <text:p>0,680</text:p>
          </table:table-cell>
          <table:table-cell table:style-name="ce5" table:formula="of:=[.C36]-[.$D$2]" office:value-type="float" office:value="0.388117109230468">
            <text:p>0,38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1.04">
            <text:p>1,04</text:p>
          </table:table-cell>
          <table:table-cell table:style-name="ce5" table:formula="of:=[.B37]/(1-[.B37]*[.$C$2])" office:value-type="float" office:value="1.04004002074">
            <text:p>1,040</text:p>
          </table:table-cell>
          <table:table-cell table:style-name="ce5" table:formula="of:=[.C37]-[.$D$2]" office:value-type="float" office:value="0.748140020739998">
            <text:p>0,74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1.04">
            <text:p>1,04</text:p>
          </table:table-cell>
          <table:table-cell table:style-name="ce5" table:formula="of:=[.B38]/(1-[.B38]*[.$C$2])" office:value-type="float" office:value="1.04004002074">
            <text:p>1,040</text:p>
          </table:table-cell>
          <table:table-cell table:style-name="ce5" table:formula="of:=[.C38]-[.$D$2]" office:value-type="float" office:value="0.748140020739998">
            <text:p>0,74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0.92">
            <text:p>0,92</text:p>
          </table:table-cell>
          <table:table-cell table:style-name="ce5" table:formula="of:=[.B39]/(1-[.B39]*[.$C$2])" office:value-type="float" office:value="0.92003131786606">
            <text:p>0,920</text:p>
          </table:table-cell>
          <table:table-cell table:style-name="ce5" table:formula="of:=[.C39]-[.$D$2]" office:value-type="float" office:value="0.62813131786606">
            <text:p>0,62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0.78">
            <text:p>0,78</text:p>
          </table:table-cell>
          <table:table-cell table:style-name="ce5" table:formula="of:=[.B40]/(1-[.B40]*[.$C$2])" office:value-type="float" office:value="0.78002251144968">
            <text:p>0,780</text:p>
          </table:table-cell>
          <table:table-cell table:style-name="ce5" table:formula="of:=[.C40]-[.$D$2]" office:value-type="float" office:value="0.48812251144968">
            <text:p>0,48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0.88">
            <text:p>0,88</text:p>
          </table:table-cell>
          <table:table-cell table:style-name="ce5" table:formula="of:=[.B41]/(1-[.B41]*[.$C$2])" office:value-type="float" office:value="0.880028653732965">
            <text:p>0,880</text:p>
          </table:table-cell>
          <table:table-cell table:style-name="ce5" table:formula="of:=[.C41]-[.$D$2]" office:value-type="float" office:value="0.588128653732966">
            <text:p>0,58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0.58">
            <text:p>0,58</text:p>
          </table:table-cell>
          <table:table-cell table:style-name="ce5" table:formula="of:=[.B42]/(1-[.B42]*[.$C$2])" office:value-type="float" office:value="0.580012447067114">
            <text:p>0,580</text:p>
          </table:table-cell>
          <table:table-cell table:style-name="ce5" table:formula="of:=[.C42]-[.$D$2]" office:value-type="float" office:value="0.288112447067114">
            <text:p>0,28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0.74">
            <text:p>0,74</text:p>
          </table:table-cell>
          <table:table-cell table:style-name="ce5" table:formula="of:=[.B43]/(1-[.B43]*[.$C$2])" office:value-type="float" office:value="0.740020261754767">
            <text:p>0,740</text:p>
          </table:table-cell>
          <table:table-cell table:style-name="ce5" table:formula="of:=[.C43]-[.$D$2]" office:value-type="float" office:value="0.448120261754767">
            <text:p>0,44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Default"/>
          <table:table-cell table:style-name="Default" office:value-type="string">
            <text:p>Gammakorrektur:</text:p>
          </table:table-cell>
          <table:table-cell table:style-name="Default" table:formula="of:=AVERAGE([.D35:.D43])" office:value-type="float" office:value="0.543682189850204">
            <text:p>0,543682189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Default"/>
          <table:table-cell table:style-name="Default" table:formula="of:=AVERAGE([.C35:.C43])" office:value-type="float" office:value="0.835582189850205">
            <text:p>0,8355821899</text:p>
          </table:table-cell>
          <table:table-cell table:style-name="Default" table:number-columns-repeated="3"/>
          <table:table-cell table:number-columns-repeated="4"/>
        </table:table-row>
        <table:table-row table:style-name="ro1" table:number-rows-repeated="5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ce4" office:value-type="string" table:number-columns-spanned="5" table:number-rows-spanned="1">
            <text:p>Zählrate in s-1</text:p>
          </table:table-cell>
          <table:covered-table-cell table:number-columns-repeated="4" table:style-name="Default"/>
          <table:table-cell table:number-columns-repeated="4"/>
        </table:table-row>
        <table:table-row table:style-name="ro2">
          <table:table-cell office:value-type="string">
            <text:p>Abstand d</text:p>
          </table:table-cell>
          <table:table-cell table:style-name="Default" office:value-type="string">
            <text:p>ohne Korrektur</text:p>
          </table:table-cell>
          <table:table-cell table:style-name="Default" office:value-type="string">
            <text:p>Totzeitkorrektur</text:p>
          </table:table-cell>
          <table:table-cell table:style-name="Default" office:value-type="string">
            <text:p>Nulleffektkorrektur</text:p>
          </table:table-cell>
          <table:table-cell table:style-name="Default" office:value-type="string">
            <text:p>Gammakorrektur</text:p>
          </table:table-cell>
          <table:table-cell table:style-name="Default" office:value-type="string">
            <text:p>Raumwinkelkorrektur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1.88">
            <text:p>191,88</text:p>
          </table:table-cell>
          <table:table-cell office:value-type="float" office:value="193.252004198931">
            <text:p>193,25</text:p>
          </table:table-cell>
          <table:table-cell office:value-type="float" office:value="192.960104198931">
            <text:p>192,96</text:p>
          </table:table-cell>
          <table:table-cell office:value-type="float" office:value="192.41642200908">
            <text:p>192,42</text:p>
          </table:table-cell>
          <table:table-cell office:value-type="float" office:value="2432.52365601603">
            <text:p>2432,5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6.5">
            <text:p>186,50</text:p>
          </table:table-cell>
          <table:table-cell office:value-type="float" office:value="187.795885507948">
            <text:p>187,80</text:p>
          </table:table-cell>
          <table:table-cell office:value-type="float" office:value="187.503985507948">
            <text:p>187,50</text:p>
          </table:table-cell>
          <table:table-cell office:value-type="float" office:value="186.960303318097">
            <text:p>186,96</text:p>
          </table:table-cell>
          <table:table-cell office:value-type="float" office:value="2991.36485308956">
            <text:p>2991,36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9.28">
            <text:p>159,28</text:p>
          </table:table-cell>
          <table:table-cell office:value-type="float" office:value="160.224259240437">
            <text:p>160,22</text:p>
          </table:table-cell>
          <table:table-cell office:value-type="float" office:value="159.932359240437">
            <text:p>159,93</text:p>
          </table:table-cell>
          <table:table-cell office:value-type="float" office:value="159.388677050587">
            <text:p>159,39</text:p>
          </table:table-cell>
          <table:table-cell office:value-type="float" office:value="3148.41831211036">
            <text:p>3148,4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6.74">
            <text:p>136,74</text:p>
          </table:table-cell>
          <table:table-cell office:value-type="float" office:value="137.435337598338">
            <text:p>137,44</text:p>
          </table:table-cell>
          <table:table-cell office:value-type="float" office:value="137.143437598338">
            <text:p>137,14</text:p>
          </table:table-cell>
          <table:table-cell office:value-type="float" office:value="136.599755408488">
            <text:p>136,60</text:p>
          </table:table-cell>
          <table:table-cell office:value-type="float" office:value="3264.90279593621">
            <text:p>3264,9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5.42">
            <text:p>115,42</text:p>
          </table:table-cell>
          <table:table-cell office:value-type="float" office:value="115.915019728351">
            <text:p>115,92</text:p>
          </table:table-cell>
          <table:table-cell office:value-type="float" office:value="115.623119728351">
            <text:p>115,62</text:p>
          </table:table-cell>
          <table:table-cell office:value-type="float" office:value="115.079437538501">
            <text:p>115,08</text:p>
          </table:table-cell>
          <table:table-cell office:value-type="float" office:value="3273.37066776179">
            <text:p>3273,3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1.98">
            <text:p>101,98</text:p>
          </table:table-cell>
          <table:table-cell office:value-type="float" office:value="102.36625449343">
            <text:p>102,37</text:p>
          </table:table-cell>
          <table:table-cell office:value-type="float" office:value="102.07435449343">
            <text:p>102,07</text:p>
          </table:table-cell>
          <table:table-cell office:value-type="float" office:value="101.53067230358">
            <text:p>101,53</text:p>
          </table:table-cell>
          <table:table-cell office:value-type="float" office:value="3389.36960381333">
            <text:p>3389,37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9.54">
            <text:p>89,54</text:p>
          </table:table-cell>
          <table:table-cell office:value-type="float" office:value="89.8376302723397">
            <text:p>89,84</text:p>
          </table:table-cell>
          <table:table-cell office:value-type="float" office:value="89.5457302723397">
            <text:p>89,55</text:p>
          </table:table-cell>
          <table:table-cell office:value-type="float" office:value="89.0020480824895">
            <text:p>89,00</text:p>
          </table:table-cell>
          <table:table-cell office:value-type="float" office:value="3445.80768872453">
            <text:p>3445,8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4.06">
            <text:p>84,06</text:p>
          </table:table-cell>
          <table:table-cell office:value-type="float" office:value="84.3222607819292">
            <text:p>84,32</text:p>
          </table:table-cell>
          <table:table-cell office:value-type="float" office:value="84.0303607819292">
            <text:p>84,03</text:p>
          </table:table-cell>
          <table:table-cell office:value-type="float" office:value="83.486678592079">
            <text:p>83,49</text:p>
          </table:table-cell>
          <table:table-cell office:value-type="float" office:value="3710.51904853684">
            <text:p>3710,52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.02">
            <text:p>71,02</text:p>
          </table:table-cell>
          <table:table-cell office:value-type="float" office:value="71.2071137811673">
            <text:p>71,21</text:p>
          </table:table-cell>
          <table:table-cell office:value-type="float" office:value="70.9152137811673">
            <text:p>70,92</text:p>
          </table:table-cell>
          <table:table-cell office:value-type="float" office:value="70.3715315913171">
            <text:p>70,37</text:p>
          </table:table-cell>
          <table:table-cell office:value-type="float" office:value="3558.540659235">
            <text:p>3558,54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2.5882352941177">
            <text:p>62,59</text:p>
          </table:table-cell>
          <table:table-cell office:value-type="float" office:value="62.7335113455678">
            <text:p>62,73</text:p>
          </table:table-cell>
          <table:table-cell office:value-type="float" office:value="62.4416113455678">
            <text:p>62,44</text:p>
          </table:table-cell>
          <table:table-cell office:value-type="float" office:value="61.8979291557176">
            <text:p>61,90</text:p>
          </table:table-cell>
          <table:table-cell office:value-type="float" office:value="3533.5311656301">
            <text:p>3533,53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6.14">
            <text:p>56,14</text:p>
          </table:table-cell>
          <table:table-cell office:value-type="float" office:value="56.2568556153471">
            <text:p>56,26</text:p>
          </table:table-cell>
          <table:table-cell office:value-type="float" office:value="55.9649556153471">
            <text:p>55,96</text:p>
          </table:table-cell>
          <table:table-cell office:value-type="float" office:value="55.4212734254969">
            <text:p>55,42</text:p>
          </table:table-cell>
          <table:table-cell office:value-type="float" office:value="3546.9614992318">
            <text:p>3546,96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0.14">
            <text:p>50,14</text:p>
          </table:table-cell>
          <table:table-cell office:value-type="float" office:value="50.2331916124155">
            <text:p>50,23</text:p>
          </table:table-cell>
          <table:table-cell office:value-type="float" office:value="49.9412916124155">
            <text:p>49,94</text:p>
          </table:table-cell>
          <table:table-cell office:value-type="float" office:value="49.3976094225653">
            <text:p>49,40</text:p>
          </table:table-cell>
          <table:table-cell office:value-type="float" office:value="3522.47644474984">
            <text:p>3522,4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7.22">
            <text:p>47,22</text:p>
          </table:table-cell>
          <table:table-cell office:value-type="float" office:value="47.3026443420357">
            <text:p>47,30</text:p>
          </table:table-cell>
          <table:table-cell office:value-type="float" office:value="47.0107443420357">
            <text:p>47,01</text:p>
          </table:table-cell>
          <table:table-cell office:value-type="float" office:value="46.4670621521855">
            <text:p>46,47</text:p>
          </table:table-cell>
          <table:table-cell office:value-type="float" office:value="3671.47157745664">
            <text:p>3671,47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1.94">
            <text:p>41,94</text:p>
          </table:table-cell>
          <table:table-cell office:value-type="float" office:value="42.0051828025694">
            <text:p>42,01</text:p>
          </table:table-cell>
          <table:table-cell office:value-type="float" office:value="41.7132828025694">
            <text:p>41,71</text:p>
          </table:table-cell>
          <table:table-cell office:value-type="float" office:value="41.1696006127192">
            <text:p>41,17</text:p>
          </table:table-cell>
          <table:table-cell office:value-type="float" office:value="3586.32965337465">
            <text:p>3586,33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7.2">
            <text:p>37,20</text:p>
          </table:table-cell>
          <table:table-cell office:value-type="float" office:value="37.2512726516778">
            <text:p>37,25</text:p>
          </table:table-cell>
          <table:table-cell office:value-type="float" office:value="36.9593726516778">
            <text:p>36,96</text:p>
          </table:table-cell>
          <table:table-cell office:value-type="float" office:value="36.4156904618276">
            <text:p>36,42</text:p>
          </table:table-cell>
          <table:table-cell office:value-type="float" office:value="3481.5198387209">
            <text:p>3481,5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.5">
            <text:p>33,50</text:p>
          </table:table-cell>
          <table:table-cell office:value-type="float" office:value="33.5415747819422">
            <text:p>33,54</text:p>
          </table:table-cell>
          <table:table-cell office:value-type="float" office:value="33.2496747819422">
            <text:p>33,25</text:p>
          </table:table-cell>
          <table:table-cell office:value-type="float" office:value="32.705992592092">
            <text:p>32,71</text:p>
          </table:table-cell>
          <table:table-cell office:value-type="float" office:value="3417.57433703045">
            <text:p>3417,57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.82">
            <text:p>15,82</text:p>
          </table:table-cell>
          <table:table-cell office:value-type="float" office:value="15.8292655022691">
            <text:p>15,83</text:p>
          </table:table-cell>
          <table:table-cell office:value-type="float" office:value="15.5373655022691">
            <text:p>15,54</text:p>
          </table:table-cell>
          <table:table-cell office:value-type="float" office:value="14.9936833124189">
            <text:p>14,99</text:p>
          </table:table-cell>
          <table:table-cell office:value-type="float" office:value="1705.94796799077">
            <text:p>1705,9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.13725490196079">
            <text:p>4,14</text:p>
          </table:table-cell>
          <table:table-cell office:value-type="float" office:value="4.13788832341453">
            <text:p>4,14</text:p>
          </table:table-cell>
          <table:table-cell office:value-type="float" office:value="3.84598832341453">
            <text:p>3,85</text:p>
          </table:table-cell>
          <table:table-cell office:value-type="float" office:value="3.30230613356433">
            <text:p>3,30</text:p>
          </table:table-cell>
          <table:table-cell office:value-type="float" office:value="407.692115254856">
            <text:p>407,69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94">
            <text:p>0,94</text:p>
          </table:table-cell>
          <table:table-cell office:value-type="float" office:value="0.940032694337109">
            <text:p>0,94</text:p>
          </table:table-cell>
          <table:table-cell office:value-type="float" office:value="0.648132694337109">
            <text:p>0,65</text:p>
          </table:table-cell>
          <table:table-cell office:value-type="float" office:value="0.104450504486905">
            <text:p>0,10</text:p>
          </table:table-cell>
          <table:table-cell office:value-type="float" office:value="13.9473661300045">
            <text:p>13,95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82">
            <text:p>0,82</text:p>
          </table:table-cell>
          <table:table-cell office:value-type="float" office:value="0.820024879554846">
            <text:p>0,82</text:p>
          </table:table-cell>
          <table:table-cell office:value-type="float" office:value="0.528124879554846">
            <text:p>0,53</text:p>
          </table:table-cell>
          <table:table-cell office:value-type="float" office:value="-0.0155573102953581">
            <text:p>-0,02</text:p>
          </table:table-cell>
          <table:table-cell office:value-type="float" office:value="-2.24025268253157">
            <text:p>-2,24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48">
            <text:p>0,48</text:p>
          </table:table-cell>
          <table:table-cell office:value-type="float" office:value="0.480008524951403">
            <text:p>0,48</text:p>
          </table:table-cell>
          <table:table-cell office:value-type="float" office:value="0.188108524951403">
            <text:p>0,19</text:p>
          </table:table-cell>
          <table:table-cell office:value-type="float" office:value="-0.355573664898801">
            <text:p>-0,36</text:p>
          </table:table-cell>
          <table:table-cell office:value-type="float" office:value="-71.9224558728636">
            <text:p>-71,92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48">
            <text:p>0,48</text:p>
          </table:table-cell>
          <table:table-cell office:value-type="float" office:value="0.480008524951403">
            <text:p>0,48</text:p>
          </table:table-cell>
          <table:table-cell office:value-type="float" office:value="0.188108524951403">
            <text:p>0,19</text:p>
          </table:table-cell>
          <table:table-cell office:value-type="float" office:value="-0.355573664898801">
            <text:p>-0,36</text:p>
          </table:table-cell>
          <table:table-cell office:value-type="float" office:value="-96.1541426659671">
            <text:p>-96,15</text:p>
          </table:table-cell>
          <table:table-cell office:value-type="float" office:value="22">
            <text:p>22</text:p>
          </table:table-cell>
          <table:table-cell table:number-columns-repeated="3"/>
        </table:table-row>
      </table:table>
      <table:table table:name="4_1" table:style-name="ta1">
        <table:table-column table:style-name="co15" table:default-cell-style-name="ce7"/>
        <table:table-column table:style-name="co15" table:default-cell-style-name="Default"/>
        <table:table-column table:style-name="co2" table:default-cell-style-name="Default"/>
        <table:table-row table:style-name="ro2">
          <table:table-cell table:style-name="ce6" office:value-type="string">
            <text:p>Präparat:</text:p>
          </table:table-cell>
          <table:table-cell table:style-name="ce6" office:value-type="string">
            <text:p>Co-60</text:p>
          </table:table-cell>
          <table:table-cell table:style-name="ce6"/>
        </table:table-row>
        <table:table-row table:style-name="ro1">
          <table:table-cell table:style-name="ce6" table:number-columns-repeated="3"/>
        </table:table-row>
        <table:table-row table:style-name="ro2">
          <table:table-cell table:style-name="ce6" office:value-type="string">
            <text:p>Bleidicke [cm]</text:p>
          </table:table-cell>
          <table:table-cell table:style-name="ce6" office:value-type="string">
            <text:p># Ereignisse</text:p>
          </table:table-cell>
          <table:table-cell table:style-name="ce6" office:value-type="string">
            <text:p>Messintervall [s]</text:p>
          </table:table-cell>
        </table:table-row>
        <table:table-row table:style-name="ro1">
          <table:table-cell office:value-type="float" office:value="0">
            <text:p>0,0</text:p>
          </table:table-cell>
          <table:table-cell office:value-type="float" office:value="1870">
            <text:p>187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1628">
            <text:p>1628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1525">
            <text:p>1525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286">
            <text:p>1286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1">
            <text:p>1,0</text:p>
          </table:table-cell>
          <table:table-cell office:value-type="float" office:value="1079">
            <text:p>1079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841">
            <text:p>841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2">
            <text:p>2,0</text:p>
          </table:table-cell>
          <table:table-cell office:value-type="float" office:value="632">
            <text:p>632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526">
            <text:p>526</text:p>
          </table:table-cell>
          <table:table-cell office:value-type="float" office:value="300">
            <text:p>300</text:p>
          </table:table-cell>
        </table:table-row>
        <table:table-row table:style-name="ro1" table:number-rows-repeated="3">
          <table:table-cell table:style-name="Default"/>
          <table:table-cell table:number-columns-repeated="2"/>
        </table:table-row>
        <table:table-row table:style-name="ro2">
          <table:table-cell table:style-name="ce6" office:value-type="string">
            <text:p>Präparat:</text:p>
          </table:table-cell>
          <table:table-cell table:style-name="ce6" office:value-type="string">
            <text:p>Cs-137</text:p>
          </table:table-cell>
          <table:table-cell table:style-name="ce6"/>
        </table:table-row>
        <table:table-row table:style-name="ro1">
          <table:table-cell table:style-name="ce6" table:number-columns-repeated="3"/>
        </table:table-row>
        <table:table-row table:style-name="ro2">
          <table:table-cell table:style-name="ce6" office:value-type="string">
            <text:p>Bleidicke [cm]</text:p>
          </table:table-cell>
          <table:table-cell table:style-name="ce6" office:value-type="string">
            <text:p># Ereignisse</text:p>
          </table:table-cell>
          <table:table-cell table:style-name="ce6" office:value-type="string">
            <text:p>Messintervall [s]</text:p>
          </table:table-cell>
        </table:table-row>
        <table:table-row table:style-name="ro1">
          <table:table-cell office:value-type="float" office:value="0">
            <text:p>0,0</text:p>
          </table:table-cell>
          <table:table-cell office:value-type="float" office:value="3031">
            <text:p>3031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2679">
            <text:p>2679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2457">
            <text:p>2457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790">
            <text:p>179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1">
            <text:p>1,0</text:p>
          </table:table-cell>
          <table:table-cell office:value-type="float" office:value="1131">
            <text:p>1131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710">
            <text:p>71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2">
            <text:p>2,0</text:p>
          </table:table-cell>
          <table:table-cell office:value-type="float" office:value="452">
            <text:p>452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322">
            <text:p>322</text:p>
          </table:table-cell>
          <table:table-cell office:value-type="float" office:value="300">
            <text:p>300</text:p>
          </table:table-cell>
        </table:table-row>
      </table:table>
      <table:table table:name="3" table:style-name="ta1">
        <table:table-column table:style-name="co4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4" table:number-columns-repeated="3" table:default-cell-style-name="Default"/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>
            <text:p>Nullrate:</text:p>
          </table:table-cell>
          <table:table-cell office:value-type="float" office:value="0.38">
            <text:p>0,38</text:p>
          </table:table-cell>
          <table:table-cell table:number-columns-repeated="10"/>
        </table:table-row>
        <table:table-row table:style-name="ro1">
          <table:table-cell office:value-type="string">
            <text:p>Totzeit:</text:p>
          </table:table-cell>
          <table:table-cell office:value-type="float" office:value="0.004013">
            <text:p>0,004013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>
            <text:p>d</text:p>
          </table:table-cell>
          <table:table-cell office:value-type="string">
            <text:p>N</text:p>
          </table:table-cell>
          <table:table-cell table:style-name="ce8" office:value-type="string">
            <text:p>t</text:p>
          </table:table-cell>
          <table:table-cell office:value-type="string">
            <text:p>n</text:p>
          </table:table-cell>
          <table:table-cell office:value-type="string">
            <text:p>n (Totzeit)</text:p>
          </table:table-cell>
          <table:table-cell office:value-type="string">
            <text:p>n (Nullrate)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796">
            <text:p>10796</text:p>
          </table:table-cell>
          <table:table-cell table:style-name="ce8" office:value-type="float" office:value="138">
            <text:p>138</text:p>
          </table:table-cell>
          <table:table-cell table:style-name="ce1" table:formula="of:=[.B7]/[.C7]" office:value-type="float" office:value="78.231884057971">
            <text:p>78,23</text:p>
          </table:table-cell>
          <table:table-cell table:style-name="ce1" table:formula="of:=[.D7]/(1-[.$B$2]*[.D7])" office:value-type="float" office:value="114.031430171719">
            <text:p>114,03</text:p>
          </table:table-cell>
          <table:table-cell table:formula="of:=[.E7]-[.$B$1]" office:value-type="float" office:value="113.651430171719">
            <text:p>113,6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03">
            <text:p>10203</text:p>
          </table:table-cell>
          <table:table-cell table:style-name="ce8" office:value-type="float" office:value="136">
            <text:p>136</text:p>
          </table:table-cell>
          <table:table-cell table:style-name="ce1" table:formula="of:=[.B8]/[.C8]" office:value-type="float" office:value="75.0220588235294">
            <text:p>75,02</text:p>
          </table:table-cell>
          <table:table-cell table:style-name="ce1" table:formula="of:=[.D8]/(1-[.$B$2]*[.D8])" office:value-type="float" office:value="107.337449383839">
            <text:p>107,34</text:p>
          </table:table-cell>
          <table:table-cell table:formula="of:=[.E8]-[.$B$1]" office:value-type="float" office:value="106.957449383839">
            <text:p>106,96</text:p>
          </table:table-cell>
          <table:table-cell table:number-columns-repeated="6"/>
        </table:table-row>
        <table:table-row table:style-name="ro1">
          <table:table-cell office:value-type="float" office:value="12.5">
            <text:p>12,5</text:p>
          </table:table-cell>
          <table:table-cell office:value-type="float" office:value="10239">
            <text:p>10239</text:p>
          </table:table-cell>
          <table:table-cell table:style-name="ce8" office:value-type="float" office:value="136">
            <text:p>136</text:p>
          </table:table-cell>
          <table:table-cell table:style-name="ce1" table:formula="of:=[.B9]/[.C9]" office:value-type="float" office:value="75.2867647058824">
            <text:p>75,29</text:p>
          </table:table-cell>
          <table:table-cell table:style-name="ce1" table:formula="of:=[.D9]/(1-[.$B$2]*[.D9])" office:value-type="float" office:value="107.880135528806">
            <text:p>107,88</text:p>
          </table:table-cell>
          <table:table-cell table:formula="of:=[.E9]-[.$B$1]" office:value-type="float" office:value="107.500135528806">
            <text:p>107,50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013">
            <text:p>10013</text:p>
          </table:table-cell>
          <table:table-cell table:style-name="ce8" office:value-type="float" office:value="141">
            <text:p>141</text:p>
          </table:table-cell>
          <table:table-cell table:style-name="ce1" table:formula="of:=[.B10]/[.C10]" office:value-type="float" office:value="71.0141843971631">
            <text:p>71,01</text:p>
          </table:table-cell>
          <table:table-cell table:style-name="ce1" table:formula="of:=[.D10]/(1-[.$B$2]*[.D10])" office:value-type="float" office:value="99.3177486629324">
            <text:p>99,32</text:p>
          </table:table-cell>
          <table:table-cell table:formula="of:=[.E10]-[.$B$1]" office:value-type="float" office:value="98.9377486629325">
            <text:p>98,94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046">
            <text:p>10046</text:p>
          </table:table-cell>
          <table:table-cell table:style-name="ce8" office:value-type="float" office:value="153">
            <text:p>153</text:p>
          </table:table-cell>
          <table:table-cell table:style-name="ce1" table:formula="of:=[.B11]/[.C11]" office:value-type="float" office:value="65.6601307189542">
            <text:p>65,66</text:p>
          </table:table-cell>
          <table:table-cell table:style-name="ce1" table:formula="of:=[.D11]/(1-[.$B$2]*[.D11])" office:value-type="float" office:value="89.1508555828731">
            <text:p>89,15</text:p>
          </table:table-cell>
          <table:table-cell table:formula="of:=[.E11]-[.$B$1]" office:value-type="float" office:value="88.7708555828731">
            <text:p>88,77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116">
            <text:p>10116</text:p>
          </table:table-cell>
          <table:table-cell table:style-name="ce8" office:value-type="float" office:value="186">
            <text:p>186</text:p>
          </table:table-cell>
          <table:table-cell table:style-name="ce1" table:formula="of:=[.B12]/[.C12]" office:value-type="float" office:value="54.3870967741936">
            <text:p>54,39</text:p>
          </table:table-cell>
          <table:table-cell table:style-name="ce1" table:formula="of:=[.D12]/(1-[.$B$2]*[.D12])" office:value-type="float" office:value="69.5714407502624">
            <text:p>69,57</text:p>
          </table:table-cell>
          <table:table-cell table:formula="of:=[.E12]-[.$B$1]" office:value-type="float" office:value="69.1914407502624">
            <text:p>69,19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9999">
            <text:p>9999</text:p>
          </table:table-cell>
          <table:table-cell table:style-name="ce8" office:value-type="float" office:value="248">
            <text:p>248</text:p>
          </table:table-cell>
          <table:table-cell table:style-name="ce1" table:formula="of:=[.B13]/[.C13]" office:value-type="float" office:value="40.3185483870968">
            <text:p>40,32</text:p>
          </table:table-cell>
          <table:table-cell table:style-name="ce1" table:formula="of:=[.D13]/(1-[.$B$2]*[.D13])" office:value-type="float" office:value="48.101250635884">
            <text:p>48,10</text:p>
          </table:table-cell>
          <table:table-cell table:formula="of:=[.E13]-[.$B$1]" office:value-type="float" office:value="47.721250635884">
            <text:p>47,72</text:p>
          </table:table-cell>
          <table:table-cell table:number-columns-repeated="6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0022">
            <text:p>10022</text:p>
          </table:table-cell>
          <table:table-cell table:style-name="ce8" office:value-type="float" office:value="255">
            <text:p>255</text:p>
          </table:table-cell>
          <table:table-cell table:style-name="ce1" table:formula="of:=[.B14]/[.C14]" office:value-type="float" office:value="39.3019607843137">
            <text:p>39,30</text:p>
          </table:table-cell>
          <table:table-cell table:style-name="ce1" table:formula="of:=[.D14]/(1-[.$B$2]*[.D14])" office:value-type="float" office:value="46.6613279750622">
            <text:p>46,66</text:p>
          </table:table-cell>
          <table:table-cell table:formula="of:=[.E14]-[.$B$1]" office:value-type="float" office:value="46.2813279750622">
            <text:p>46,28</text:p>
          </table:table-cell>
          <table:table-cell table:number-columns-repeated="6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8878">
            <text:p>8878</text:p>
          </table:table-cell>
          <table:table-cell table:style-name="ce8" office:value-type="float" office:value="300">
            <text:p>300</text:p>
          </table:table-cell>
          <table:table-cell table:style-name="ce1" table:formula="of:=[.B15]/[.C15]" office:value-type="float" office:value="29.5933333333333">
            <text:p>29,59</text:p>
          </table:table-cell>
          <table:table-cell table:style-name="ce1" table:formula="of:=[.D15]/(1-[.$B$2]*[.D15])" office:value-type="float" office:value="33.5813941011267">
            <text:p>33,58</text:p>
          </table:table-cell>
          <table:table-cell table:formula="of:=[.E15]-[.$B$1]" office:value-type="float" office:value="33.2013941011267">
            <text:p>33,20</text:p>
          </table:table-cell>
          <table:table-cell table:number-columns-repeated="6"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5027">
            <text:p>5027</text:p>
          </table:table-cell>
          <table:table-cell table:style-name="ce8" office:value-type="float" office:value="301">
            <text:p>301</text:p>
          </table:table-cell>
          <table:table-cell table:style-name="ce1" table:formula="of:=[.B16]/[.C16]" office:value-type="float" office:value="16.7009966777409">
            <text:p>16,70</text:p>
          </table:table-cell>
          <table:table-cell table:style-name="ce1" table:formula="of:=[.D16]/(1-[.$B$2]*[.D16])" office:value-type="float" office:value="17.9007228049785">
            <text:p>17,90</text:p>
          </table:table-cell>
          <table:table-cell table:formula="of:=[.E16]-[.$B$1]" office:value-type="float" office:value="17.5207228049785">
            <text:p>17,52</text:p>
          </table:table-cell>
          <table:table-cell table:number-columns-repeated="6"/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2461">
            <text:p>2461</text:p>
          </table:table-cell>
          <table:table-cell table:style-name="ce8" office:value-type="float" office:value="300">
            <text:p>300</text:p>
          </table:table-cell>
          <table:table-cell table:style-name="ce1" table:formula="of:=[.B17]/[.C17]" office:value-type="float" office:value="8.20333333333333">
            <text:p>8,20</text:p>
          </table:table-cell>
          <table:table-cell table:style-name="ce1" table:formula="of:=[.D17]/(1-[.$B$2]*[.D17])" office:value-type="float" office:value="8.48257965773925">
            <text:p>8,48</text:p>
          </table:table-cell>
          <table:table-cell table:formula="of:=[.E17]-[.$B$1]" office:value-type="float" office:value="8.10257965773925">
            <text:p>8,10</text:p>
          </table:table-cell>
          <table:table-cell table:number-columns-repeated="6"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038">
            <text:p>1038</text:p>
          </table:table-cell>
          <table:table-cell table:style-name="ce8" office:value-type="float" office:value="301">
            <text:p>301</text:p>
          </table:table-cell>
          <table:table-cell table:style-name="ce1" table:formula="of:=[.B18]/[.C18]" office:value-type="float" office:value="3.4485049833887">
            <text:p>3,45</text:p>
          </table:table-cell>
          <table:table-cell table:style-name="ce1" table:formula="of:=[.D18]/(1-[.$B$2]*[.D18])" office:value-type="float" office:value="3.49689803246796">
            <text:p>3,50</text:p>
          </table:table-cell>
          <table:table-cell table:formula="of:=[.E18]-[.$B$1]" office:value-type="float" office:value="3.11689803246796">
            <text:p>3,12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office:value-type="string">
            <text:p>d</text:p>
          </table:table-cell>
          <table:table-cell office:value-type="string">
            <text:p>n</text:p>
          </table:table-cell>
          <table:table-cell/>
          <table:table-cell office:value-type="string">
            <text:p>ln(n)</text:p>
          </table:table-cell>
          <table:table-cell/>
          <table:table-cell office:value-type="string">
            <text:p>n (niedrigenergetisch)</text:p>
          </table:table-cell>
          <table:table-cell office:value-type="string">
            <text:p>ln(n_korr)</text:p>
          </table:table-cell>
          <table:table-cell/>
          <table:table-cell office:value-type="string">
            <text:p>d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/>
          <table:table-cell table:formula="of:=[.A7]+12" office:value-type="float" office:value="12">
            <text:p>12</text:p>
          </table:table-cell>
          <table:table-cell table:style-name="ce1" office:value-type="float" office:value="113.651430171719">
            <text:p>113,65</text:p>
          </table:table-cell>
          <table:table-cell/>
          <table:table-cell table:formula="of:= LN([.C23])" office:value-type="float" office:value="4.73313613422042">
            <text:p>4,7331361342</text:p>
          </table:table-cell>
          <table:table-cell/>
          <table:table-cell table:style-name="ce1" table:formula="of:=[.C23]-[.$E$40]*EXP(-[.$E$39]*[.B23])" office:value-type="float" office:value="41.9034295103724">
            <text:p>41,90</text:p>
          </table:table-cell>
          <table:table-cell table:formula="of:=LN([.G23])" office:value-type="float" office:value="3.73536767346813">
            <text:p>3,7353676735</text:p>
          </table:table-cell>
          <table:table-cell/>
          <table:table-cell table:style-name="ce7" office:value-type="float" office:value="12">
            <text:p>12,0</text:p>
          </table:table-cell>
          <table:table-cell table:style-name="ce1" office:value-type="float" office:value="41.9034295103724">
            <text:p>41,90</text:p>
          </table:table-cell>
          <table:table-cell table:formula="of:=LN([.K23])" office:value-type="float" office:value="3.73536767346813">
            <text:p>3,7353676735</text:p>
          </table:table-cell>
        </table:table-row>
        <table:table-row table:style-name="ro1">
          <table:table-cell/>
          <table:table-cell table:formula="of:=[.A8]+12" office:value-type="float" office:value="22">
            <text:p>22</text:p>
          </table:table-cell>
          <table:table-cell table:style-name="ce1" office:value-type="float" office:value="106.957449383839">
            <text:p>106,96</text:p>
          </table:table-cell>
          <table:table-cell/>
          <table:table-cell table:formula="of:= LN([.C24])" office:value-type="float" office:value="4.67243108606058">
            <text:p>4,6724310861</text:p>
          </table:table-cell>
          <table:table-cell/>
          <table:table-cell table:style-name="ce1" table:formula="of:=[.C24]-[.$E$40]*EXP(-[.$E$39]*[.B24])" office:value-type="float" office:value="36.2352166775298">
            <text:p>36,24</text:p>
          </table:table-cell>
          <table:table-cell table:formula="of:=LN([.G24])" office:value-type="float" office:value="3.59003148232893">
            <text:p>3,5900314823</text:p>
          </table:table-cell>
          <table:table-cell/>
          <table:table-cell table:style-name="ce7" office:value-type="float" office:value="22">
            <text:p>22,0</text:p>
          </table:table-cell>
          <table:table-cell table:style-name="ce1" office:value-type="float" office:value="36.2352166775298">
            <text:p>36,24</text:p>
          </table:table-cell>
          <table:table-cell table:formula="of:=LN([.K24])" office:value-type="float" office:value="3.59003148232893">
            <text:p>3,5900314823</text:p>
          </table:table-cell>
        </table:table-row>
        <table:table-row table:style-name="ro1">
          <table:table-cell/>
          <table:table-cell table:formula="of:=[.A9]+12" office:value-type="float" office:value="24.5">
            <text:p>24,5</text:p>
          </table:table-cell>
          <table:table-cell table:style-name="ce1" office:value-type="float" office:value="107.500135528806">
            <text:p>107,50</text:p>
          </table:table-cell>
          <table:table-cell/>
          <table:table-cell table:formula="of:= LN([.C25])" office:value-type="float" office:value="4.6774921083">
            <text:p>4,6774921083</text:p>
          </table:table-cell>
          <table:table-cell/>
          <table:table-cell table:style-name="ce1" table:formula="of:=[.C25]-[.$E$40]*EXP(-[.$E$39]*[.B25])" office:value-type="float" office:value="37.0320451296134">
            <text:p>37,03</text:p>
          </table:table-cell>
          <table:table-cell table:formula="of:=LN([.G25])" office:value-type="float" office:value="3.61178362239353">
            <text:p>3,6117836224</text:p>
          </table:table-cell>
          <table:table-cell/>
          <table:table-cell table:style-name="ce7" office:value-type="float" office:value="24.5">
            <text:p>24,5</text:p>
          </table:table-cell>
          <table:table-cell table:style-name="ce1" office:value-type="float" office:value="37.0320451296134">
            <text:p>37,03</text:p>
          </table:table-cell>
          <table:table-cell table:formula="of:=LN([.K25])" office:value-type="float" office:value="3.61178362239353">
            <text:p>3,6117836224</text:p>
          </table:table-cell>
        </table:table-row>
        <table:table-row table:style-name="ro1">
          <table:table-cell/>
          <table:table-cell table:formula="of:=[.A10]+12" office:value-type="float" office:value="37">
            <text:p>37</text:p>
          </table:table-cell>
          <table:table-cell table:style-name="ce1" office:value-type="float" office:value="98.9377486629325">
            <text:p>98,94</text:p>
          </table:table-cell>
          <table:table-cell/>
          <table:table-cell table:formula="of:= LN([.C26])" office:value-type="float" office:value="4.59449085097157">
            <text:p>4,594490851</text:p>
          </table:table-cell>
          <table:table-cell/>
          <table:table-cell table:style-name="ce1" table:formula="of:=[.C26]-[.$E$40]*EXP(-[.$E$39]*[.B26])" office:value-type="float" office:value="29.7267362481435">
            <text:p>29,73</text:p>
          </table:table-cell>
          <table:table-cell table:formula="of:=LN([.G26])" office:value-type="float" office:value="3.3920468512375">
            <text:p>3,3920468512</text:p>
          </table:table-cell>
          <table:table-cell/>
          <table:table-cell table:style-name="ce7" office:value-type="float" office:value="37">
            <text:p>37,0</text:p>
          </table:table-cell>
          <table:table-cell table:style-name="ce1" office:value-type="float" office:value="29.7267362481435">
            <text:p>29,73</text:p>
          </table:table-cell>
          <table:table-cell table:formula="of:=LN([.K26])" office:value-type="float" office:value="3.3920468512375">
            <text:p>3,3920468512</text:p>
          </table:table-cell>
        </table:table-row>
        <table:table-row table:style-name="ro1">
          <table:table-cell/>
          <table:table-cell table:formula="of:=[.A11]+12" office:value-type="float" office:value="62">
            <text:p>62</text:p>
          </table:table-cell>
          <table:table-cell table:style-name="ce1" office:value-type="float" office:value="88.7708555828731">
            <text:p>88,77</text:p>
          </table:table-cell>
          <table:table-cell/>
          <table:table-cell table:formula="of:= LN([.C27])" office:value-type="float" office:value="4.48605839323219">
            <text:p>4,4860583932</text:p>
          </table:table-cell>
          <table:table-cell/>
          <table:table-cell table:style-name="ce1" table:formula="of:=[.C27]-[.$E$40]*EXP(-[.$E$39]*[.B27])" office:value-type="float" office:value="22.007124254807">
            <text:p>22,01</text:p>
          </table:table-cell>
          <table:table-cell table:formula="of:=LN([.G27])" office:value-type="float" office:value="3.09136623070073">
            <text:p>3,0913662307</text:p>
          </table:table-cell>
          <table:table-cell/>
          <table:table-cell table:style-name="ce7" office:value-type="float" office:value="62">
            <text:p>62,0</text:p>
          </table:table-cell>
          <table:table-cell table:style-name="ce1" office:value-type="float" office:value="22.007124254807">
            <text:p>22,01</text:p>
          </table:table-cell>
          <table:table-cell table:formula="of:=LN([.K27])" office:value-type="float" office:value="3.09136623070073">
            <text:p>3,0913662307</text:p>
          </table:table-cell>
        </table:table-row>
        <table:table-row table:style-name="ro1">
          <table:table-cell/>
          <table:table-cell table:formula="of:=[.A12]+12" office:value-type="float" office:value="112">
            <text:p>112</text:p>
          </table:table-cell>
          <table:table-cell table:style-name="ce1" office:value-type="float" office:value="69.1914407502624">
            <text:p>69,19</text:p>
          </table:table-cell>
          <table:table-cell/>
          <table:table-cell table:formula="of:= LN([.C28])" office:value-type="float" office:value="4.23687716639354">
            <text:p>4,2368771664</text:p>
          </table:table-cell>
          <table:table-cell/>
          <table:table-cell table:style-name="ce1" table:formula="of:=[.C28]-[.$E$40]*EXP(-[.$E$39]*[.B28])" office:value-type="float" office:value="7.06572602985837">
            <text:p>7,07</text:p>
          </table:table-cell>
          <table:table-cell table:formula="of:=LN([.G28])" office:value-type="float" office:value="1.95525577516776">
            <text:p>1,9552557752</text:p>
          </table:table-cell>
          <table:table-cell/>
          <table:table-cell table:style-name="ce7" office:value-type="float" office:value="112">
            <text:p>112,0</text:p>
          </table:table-cell>
          <table:table-cell table:style-name="ce1" office:value-type="float" office:value="7.06572602985837">
            <text:p>7,07</text:p>
          </table:table-cell>
          <table:table-cell table:formula="of:=LN([.K28])" office:value-type="float" office:value="1.95525577516776">
            <text:p>1,9552557752</text:p>
          </table:table-cell>
        </table:table-row>
        <table:table-row table:style-name="ro1">
          <table:table-cell/>
          <table:table-cell table:formula="of:=[.A13]+12" office:value-type="float" office:value="212">
            <text:p>212</text:p>
          </table:table-cell>
          <table:table-cell table:style-name="ce1" office:value-type="float" office:value="47.721250635884">
            <text:p>47,72</text:p>
          </table:table-cell>
          <table:table-cell/>
          <table:table-cell table:formula="of:= LN([.C29])" office:value-type="float" office:value="3.86537680467934">
            <text:p>3,8653768047</text:p>
          </table:table-cell>
          <table:table-cell/>
          <table:table-cell table:style-name="ce1" table:formula="of:=[.C29]-[.$E$40]*EXP(-[.$E$39]*[.B29])" office:value-type="float" office:value="-6.07264457993529">
            <text:p>-6,07</text:p>
          </table:table-cell>
          <table:table-cell table:number-columns-repeated="5"/>
        </table:table-row>
        <table:table-row table:style-name="ro1">
          <table:table-cell/>
          <table:table-cell table:formula="of:=[.A14]+12" office:value-type="float" office:value="322">
            <text:p>322</text:p>
          </table:table-cell>
          <table:table-cell table:style-name="ce1" office:value-type="float" office:value="46.2813279750622">
            <text:p>46,28</text:p>
          </table:table-cell>
          <table:table-cell/>
          <table:table-cell table:formula="of:= LN([.C30])" office:value-type="float" office:value="3.83473859627556">
            <text:p>3,8347385963</text:p>
          </table:table-cell>
          <table:table-cell/>
          <table:table-cell table:style-name="ce1" table:formula="of:=[.C30]-[.$E$40]*EXP(-[.$E$39]*[.B30])" office:value-type="float" office:value="0.367791362017485">
            <text:p>0,37</text:p>
          </table:table-cell>
          <table:table-cell table:number-columns-repeated="5"/>
        </table:table-row>
        <table:table-row table:style-name="ro1">
          <table:table-cell/>
          <table:table-cell table:formula="of:=[.A15]+12" office:value-type="float" office:value="537">
            <text:p>537</text:p>
          </table:table-cell>
          <table:table-cell table:style-name="ce1" office:value-type="float" office:value="33.2013941011267">
            <text:p>33,20</text:p>
          </table:table-cell>
          <table:table-cell/>
          <table:table-cell table:formula="of:= LN([.C31])" office:value-type="float" office:value="3.50259186603864">
            <text:p>3,502591866</text:p>
          </table:table-cell>
          <table:table-cell/>
          <table:table-cell table:style-name="ce1" table:formula="of:=[.C31]-[.$E$40]*EXP(-[.$E$39]*[.B31])" office:value-type="float" office:value="-0.487222329045487">
            <text:p>-0,49</text:p>
          </table:table-cell>
          <table:table-cell table:number-columns-repeated="5"/>
        </table:table-row>
        <table:table-row table:style-name="ro1">
          <table:table-cell/>
          <table:table-cell table:formula="of:=[.A16]+12" office:value-type="float" office:value="992">
            <text:p>992</text:p>
          </table:table-cell>
          <table:table-cell table:style-name="ce1" office:value-type="float" office:value="17.5207228049785">
            <text:p>17,52</text:p>
          </table:table-cell>
          <table:table-cell/>
          <table:table-cell table:formula="of:= LN([.C32])" office:value-type="float" office:value="2.86338434064917">
            <text:p>2,8633843406</text:p>
          </table:table-cell>
          <table:table-cell/>
          <table:table-cell table:style-name="ce1" table:formula="of:=[.C32]-[.$E$40]*EXP(-[.$E$39]*[.B32])" office:value-type="float" office:value="0.0249379077044729">
            <text:p>0,02</text:p>
          </table:table-cell>
          <table:table-cell table:number-columns-repeated="5"/>
        </table:table-row>
        <table:table-row table:style-name="ro1">
          <table:table-cell/>
          <table:table-cell table:formula="of:=[.A17]+12" office:value-type="float" office:value="1472">
            <text:p>1472</text:p>
          </table:table-cell>
          <table:table-cell table:style-name="ce1" office:value-type="float" office:value="8.10257965773925">
            <text:p>8,10</text:p>
          </table:table-cell>
          <table:table-cell/>
          <table:table-cell table:formula="of:= LN([.C33])" office:value-type="float" office:value="2.0921824872397">
            <text:p>2,0921824872</text:p>
          </table:table-cell>
          <table:table-cell/>
          <table:table-cell table:style-name="ce1" table:formula="of:=[.C33]-[.$E$40]*EXP(-[.$E$39]*[.B33])" office:value-type="float" office:value="-0.662363111653605">
            <text:p>-0,66</text:p>
          </table:table-cell>
          <table:table-cell table:number-columns-repeated="5"/>
        </table:table-row>
        <table:table-row table:style-name="ro1">
          <table:table-cell/>
          <table:table-cell table:formula="of:=[.A18]+12" office:value-type="float" office:value="2002">
            <text:p>2002</text:p>
          </table:table-cell>
          <table:table-cell table:style-name="ce1" office:value-type="float" office:value="3.11689803246796">
            <text:p>3,12</text:p>
          </table:table-cell>
          <table:table-cell/>
          <table:table-cell table:formula="of:= LN([.C34])" office:value-type="float" office:value="1.13683828689366">
            <text:p>1,1368382869</text:p>
          </table:table-cell>
          <table:table-cell/>
          <table:table-cell table:style-name="ce1" table:formula="of:=[.C34]-[.$E$40]*EXP(-[.$E$39]*[.B34])" office:value-type="float" office:value="-0.969075378010214">
            <text:p>-0,97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Absorbtionskurve (hochenergetisch)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mu</text:p>
          </table:table-cell>
          <table:table-cell office:value-type="float" office:value="0.00144">
            <text:p>0,0014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N_0</text:p>
          </table:table-cell>
          <table:table-cell office:value-type="float" office:value="72.99858">
            <text:p>72,99858</text:p>
          </table:table-cell>
          <table:table-cell table:number-columns-repeated="7"/>
        </table:table-row>
        <table:table-row table:style-name="ro1" table:number-rows-repeated="104853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abelle11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11" number:min-integer-digits="1"/>
    </number:number-style>
    <number:number-style style:name="N110">
      <number:number number:decimal-places="12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13" number:min-integer-digits="1"/>
    </number:number-style>
    <number:number-style style:name="N120">
      <number:number number:decimal-places="1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30">00.00.0000</text:date>, <text:time style:data-style-name="N2" text:time-value="0000-00-00T14:28:59.1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dc:date>2013-04-30T04:41:40.56</dc:date>
    <meta:editing-duration>PT23H41M9S</meta:editing-duration>
    <meta:editing-cycles>12</meta:editing-cycles>
    <meta:document-statistic meta:table-count="11" meta:cell-count="994" meta:object-count="0"/>
  </office:meta>
</office:document-meta>
</file>